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3000001E911630009.png" manifest:media-type="image/png"/>
  <manifest:file-entry manifest:full-path="Pictures/10000201000002B4000000E79DB65529.png" manifest:media-type="image/png"/>
  <manifest:file-entry manifest:full-path="Pictures/1000000000000208000001E2F78DB55A.png" manifest:media-type="image/png"/>
  <manifest:file-entry manifest:full-path="Pictures/100000000000020F000001EBE865E32C.png" manifest:media-type="image/png"/>
  <manifest:file-entry manifest:full-path="Pictures/1000020100000268000000D54AB2E870.png" manifest:media-type="image/png"/>
  <manifest:file-entry manifest:full-path="Pictures/10000201000000ED0000007E96099C75.png" manifest:media-type="image/png"/>
  <manifest:file-entry manifest:full-path="Pictures/10000000000003E400000299165CFB31.png" manifest:media-type="image/png"/>
  <manifest:file-entry manifest:full-path="Pictures/1000000000000384000000E42BF00C9B.png" manifest:media-type="image/png"/>
  <manifest:file-entry manifest:full-path="Pictures/1000020100000276000000BBAF95C9FE.png" manifest:media-type="image/png"/>
  <manifest:file-entry manifest:full-path="Pictures/10000000000003E70000029E9230CB8E.png" manifest:media-type="image/png"/>
  <manifest:file-entry manifest:full-path="Pictures/1000020100000294000001DEF790E7E3.png" manifest:media-type="image/png"/>
  <manifest:file-entry manifest:full-path="Pictures/10000000000003740000020C79EE0277.png" manifest:media-type="image/png"/>
  <manifest:file-entry manifest:full-path="Pictures/10000000000003EC00000252E2281998.png" manifest:media-type="image/png"/>
  <manifest:file-entry manifest:full-path="Pictures/10000000000003E60000029E492E1699.png" manifest:media-type="image/png"/>
  <manifest:file-entry manifest:full-path="Pictures/10000000000000BC00000048490F4977.png" manifest:media-type="image/png"/>
  <manifest:file-entry manifest:full-path="Pictures/10000201000002CC00000133CBA1EC5A.png" manifest:media-type="image/png"/>
  <manifest:file-entry manifest:full-path="Pictures/10000000000003E7000002A3D355D82D.png" manifest:media-type="image/png"/>
  <manifest:file-entry manifest:full-path="Pictures/100002010000033C000002270E944608.png" manifest:media-type="image/png"/>
  <manifest:file-entry manifest:full-path="Pictures/10000201000000F4000000BD4A11D5EB.png" manifest:media-type="image/png"/>
  <manifest:file-entry manifest:full-path="Pictures/10000000000003E10000029AAD5C56AB.png" manifest:media-type="image/png"/>
  <manifest:file-entry manifest:full-path="Pictures/10000000000003E70000024936C9E022.png" manifest:media-type="image/png"/>
  <manifest:file-entry manifest:full-path="Pictures/1000020100000242000000C951AD8D3C.png" manifest:media-type="image/png"/>
  <manifest:file-entry manifest:full-path="Pictures/1000000000000214000001E8EE99B859.png" manifest:media-type="image/png"/>
  <manifest:file-entry manifest:full-path="Pictures/1000000000000385000002C3F9E557BB.png" manifest:media-type="image/png"/>
  <manifest:file-entry manifest:full-path="Pictures/1000000000000209000001E401C8DB8E.png" manifest:media-type="image/png"/>
  <manifest:file-entry manifest:full-path="Pictures/1000020100000281000000C4583CC2CD.png" manifest:media-type="image/png"/>
  <manifest:file-entry manifest:full-path="Pictures/10000201000000F2000000B2A6BA4642.png" manifest:media-type="image/png"/>
  <manifest:file-entry manifest:full-path="Pictures/10000000000003E40000029BF2861BA1.png" manifest:media-type="image/png"/>
  <manifest:file-entry manifest:full-path="Pictures/1000020100000280000001C76971E1A1.png" manifest:media-type="image/png"/>
  <manifest:file-entry manifest:full-path="Pictures/100000000000021D00000197E4CE8E13.png" manifest:media-type="image/png"/>
  <manifest:file-entry manifest:full-path="Pictures/10000000000003E6000002934DCE4743.png" manifest:media-type="image/png"/>
  <manifest:file-entry manifest:full-path="Pictures/1000000000000225000001A80AB307A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font-name="Courier 10 Pitch"/>
    </style:style>
    <style:style style:name="P12" style:family="paragraph" style:parent-style-name="Text_20_body">
      <style:paragraph-properties fo:margin-top="0in" fo:margin-bottom="0in"/>
      <style:text-properties style:font-name="Times New Roman1"/>
    </style:style>
    <style:style style:name="P13" style:family="paragraph" style:parent-style-name="Text_20_body">
      <style:paragraph-properties fo:margin-top="0in" fo:margin-bottom="0in" fo:break-before="page"/>
      <style:text-properties style:font-name="Times New Roman1"/>
    </style:style>
    <style:style style:name="P14" style:family="paragraph" style:parent-style-name="Heading_20_4">
      <style:paragraph-properties fo:break-before="page"/>
    </style:style>
    <style:style style:name="P1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6" style:family="paragraph" style:parent-style-name="Contents_20_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fo:text-align="start" style:justify-single-word="false"/>
    </style:style>
    <style:style style:name="P20" style:family="paragraph" style:parent-style-name="Preformatted_20_Text">
      <style:text-properties style:font-name="Courier New" fo:font-size="12pt" style:font-size-asian="12pt" style:font-size-complex="12pt"/>
    </style:style>
    <style:style style:name="P21" style:family="paragraph" style:parent-style-name="Preformatted_20_Text">
      <style:text-properties style:font-name="Courier New1"/>
    </style:style>
    <style:style style:name="P22" style:family="paragraph" style:parent-style-name="Preformatted_20_Text">
      <style:text-properties style:font-name="Courier New1" fo:font-size="12pt" fo:background-color="transparent" style:font-size-asian="12pt" style:font-size-complex="12pt"/>
    </style:style>
    <style:style style:name="P23" style:family="paragraph" style:parent-style-name="Preformatted_20_Text">
      <style:text-properties style:font-name="Courier New1" fo:font-size="12pt" style:font-size-asian="12pt" style:font-size-complex="12pt"/>
    </style:style>
    <style:style style:name="P24" style:family="paragraph" style:parent-style-name="Preformatted_20_Text">
      <style:text-properties style:font-name="Courier New1" fo:font-size="11pt" style:font-size-asian="11pt" style:font-size-complex="11pt"/>
    </style:style>
    <style:style style:name="P25" style:family="paragraph" style:parent-style-name="Preformatted_20_Text">
      <style:text-properties style:font-name="Courier New1" fo:font-weight="normal" style:font-weight-asian="normal" style:font-weight-complex="normal"/>
    </style:style>
    <style:style style:name="P26" style:family="paragraph" style:parent-style-name="Preformatted_20_Text">
      <style:text-properties style:font-name="Courier New2" fo:font-size="8pt" style:font-size-asian="8pt" style:font-size-complex="8pt"/>
    </style:style>
    <style:style style:name="P27" style:family="paragraph" style:parent-style-name="Preformatted_20_Text">
      <style:text-properties fo:font-size="14pt" style:font-size-asian="14pt" style:font-size-complex="14pt"/>
    </style:style>
    <style:style style:name="P28" style:family="paragraph" style:parent-style-name="Preformatted_20_Text">
      <style:text-properties fo:font-size="10pt" style:font-size-asian="10pt" style:font-size-complex="10pt"/>
    </style:style>
    <style:style style:name="P29" style:family="paragraph" style:parent-style-name="Preformatted_20_Text">
      <style:text-properties fo:font-weight="bold" style:font-weight-asian="bold" style:font-weight-complex="bold"/>
    </style:style>
    <style:style style:name="P30" style:family="paragraph" style:parent-style-name="Preformatted_20_Text">
      <style:text-properties fo:font-size="12pt" style:font-size-asian="12pt" style:font-size-complex="12pt"/>
    </style:style>
    <style:style style:name="P31" style:family="paragraph" style:parent-style-name="Preformatted_20_Text">
      <style:text-properties style:font-name="Times New Roman1" fo:font-size="12pt" style:font-size-asian="12pt" style:font-size-complex="12pt"/>
    </style:style>
    <style:style style:name="P32" style:family="paragraph" style:parent-style-name="Text_20_body">
      <style:text-properties style:font-name="Times New Roman2"/>
    </style:style>
    <style:style style:name="P33" style:family="paragraph" style:parent-style-name="Text_20_body">
      <style:text-properties style:font-name="Times New Roman2" fo:font-size="12pt" fo:font-style="normal" style:font-name-asian="Courier New" style:font-size-asian="12pt" style:font-style-asian="normal" style:font-name-complex="Courier New" style:font-size-complex="12pt" style:font-style-complex="normal"/>
    </style:style>
    <style:style style:name="P34" style:family="paragraph" style:parent-style-name="Text_20_body">
      <style:text-properties style:font-name="Courier New1" fo:font-size="14pt" style:font-size-asian="14pt" style:font-size-complex="14pt"/>
    </style:style>
    <style:style style:name="P35" style:family="paragraph" style:parent-style-name="Text_20_body">
      <style:text-properties style:font-name="Courier New1" fo:font-size="12pt" style:font-size-asian="12pt" style:font-size-complex="12pt"/>
    </style:style>
    <style:style style:name="P36" style:family="paragraph" style:parent-style-name="Text_20_body">
      <style:text-properties style:font-name="Courier New1" fo:font-size="11pt" style:font-size-asian="11pt" style:font-size-complex="11p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normal" style:font-weight-asian="normal" style:font-weight-complex="normal"/>
    </style:style>
    <style:style style:name="P39" style:family="paragraph" style:parent-style-name="Text_20_body">
      <style:text-properties fo:font-size="14pt" style:font-size-asian="14pt" style:font-size-complex="14pt"/>
    </style:style>
    <style:style style:name="P40" style:family="paragraph" style:parent-style-name="Text_20_body">
      <style:text-properties fo:font-size="14pt" fo:font-weight="bold" style:font-size-asian="14pt" style:font-weight-asian="bold" style:font-size-complex="14pt" style:font-weight-complex="bold"/>
    </style:style>
    <style:style style:name="P41" style:family="paragraph" style:parent-style-name="Text_20_body">
      <style:text-properties fo:font-size="12pt" style:font-size-asian="12pt" style:font-size-complex="12pt"/>
    </style:style>
    <style:style style:name="P42" style:family="paragraph" style:parent-style-name="Text_20_body">
      <style:paragraph-properties fo:text-align="start" style:justify-single-word="false"/>
      <style:text-properties fo:font-size="12pt" style:font-size-asian="12pt" style:font-size-complex="12pt"/>
    </style:style>
    <style:style style:name="P43" style:family="paragraph" style:parent-style-name="Text_20_body">
      <style:text-properties fo:font-size="12pt" fo:background-color="#ffff00" style:font-size-asian="12pt" style:font-size-complex="12pt"/>
    </style:style>
    <style:style style:name="P44" style:family="paragraph" style:parent-style-name="Text_20_body">
      <style:text-properties fo:font-size="12pt" fo:background-color="transparent" style:font-size-asian="12pt" style:font-size-complex="12pt"/>
    </style:style>
    <style:style style:name="P45" style:family="paragraph" style:parent-style-name="Text_20_body">
      <style:text-properties fo:font-size="12pt" fo:background-color="#ffffff" style:font-size-asian="12pt" style:font-size-complex="12pt"/>
    </style:style>
    <style:style style:name="P46" style:family="paragraph" style:parent-style-name="Text_20_body">
      <style:text-properties style:font-name="Courier 10 Pitch"/>
    </style:style>
    <style:style style:name="P47" style:family="paragraph" style:parent-style-name="Text_20_body">
      <style:text-properties style:font-name="Times New Roman1"/>
    </style:style>
    <style:style style:name="P48" style:family="paragraph" style:parent-style-name="Text_20_body">
      <style:text-properties fo:font-size="11pt" style:font-size-asian="11pt" style:font-size-complex="11pt"/>
    </style:style>
    <style:style style:name="P49" style:family="paragraph" style:parent-style-name="Heading_20_4">
      <style:text-properties fo:font-style="normal" style:font-style-asian="normal" style:font-style-complex="normal"/>
    </style:style>
    <style:style style:name="P50" style:family="paragraph" style:parent-style-name="Preformatted_20_Text">
      <style:paragraph-properties fo:margin-left="0in" fo:margin-right="0in" fo:text-indent="0in" style:auto-text-indent="false"/>
      <style:text-properties style:font-name="Courier New1" fo:font-size="10pt" fo:font-weight="normal" style:font-size-asian="10pt" style:font-weight-asian="normal" style:font-size-complex="10pt" style:font-weight-complex="normal"/>
    </style:style>
    <style:style style:name="P51" style:family="paragraph" style:parent-style-name="Text_20_body">
      <style:paragraph-properties fo:margin-left="-0.5in" fo:margin-right="0in" fo:text-indent="0in" style:auto-text-indent="false"/>
    </style:style>
    <style:style style:name="P52" style:family="paragraph" style:parent-style-name="Preformatted_20_Text">
      <style:paragraph-properties fo:margin-left="0.5in" fo:margin-right="0in" fo:text-indent="0in" style:auto-text-indent="false"/>
      <style:text-properties style:font-name="Times New Roman2" fo:font-size="11pt" fo:font-weight="bold" style:font-size-asian="11pt" style:font-weight-asian="bold" style:font-size-complex="11pt" style:font-weight-complex="bold"/>
    </style:style>
    <style:style style:name="P53" style:family="paragraph" style:parent-style-name="Contents_20_1">
      <style:paragraph-properties>
        <style:tab-stops>
          <style:tab-stop style:position="7.45in" style:type="right" style:leader-style="dotted" style:leader-text="."/>
        </style:tab-stops>
      </style:paragraph-properties>
    </style:style>
    <style:style style:name="P54" style:family="paragraph" style:parent-style-name="Contents_20_2">
      <style:paragraph-properties>
        <style:tab-stops>
          <style:tab-stop style:position="7.2535in" style:type="right" style:leader-style="dotted" style:leader-text="."/>
        </style:tab-stops>
      </style:paragraph-properties>
    </style:style>
    <style:style style:name="P55"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6" style:family="paragraph" style:parent-style-name="Heading_20_2">
      <style:text-properties style:font-name="Helvetica3" fo:font-size="18pt" fo:font-style="italic" fo:font-weight="bold" style:font-name-asian="Courier New" style:font-size-asian="18pt" style:font-style-asian="italic" style:font-weight-asian="bold" style:font-name-complex="Courier New" style:font-size-complex="18pt" style:font-style-complex="italic" style:font-weight-complex="bold"/>
    </style:style>
    <style:style style:name="P57" style:family="paragraph" style:parent-style-name="Heading_20_2">
      <style:paragraph-properties fo:break-before="page"/>
    </style:style>
    <style:style style:name="P58" style:family="paragraph" style:parent-style-name="Text_20_body" style:list-style-name="L1"/>
    <style:style style:name="P59" style:family="paragraph" style:parent-style-name="Text_20_body" style:list-style-name="L2">
      <style:text-properties fo:font-size="12pt" style:font-size-asian="12pt" style:font-size-complex="12pt"/>
    </style:style>
    <style:style style:name="P60" style:family="paragraph" style:parent-style-name="Text_20_body" style:list-style-name="L3">
      <style:text-properties fo:font-size="12pt" style:font-size-asian="12pt" style:font-size-complex="12pt"/>
    </style:style>
    <style:style style:name="P61" style:family="paragraph" style:parent-style-name="Text_20_body" style:list-style-name="L4">
      <style:text-properties fo:font-size="12pt" style:font-size-asian="12pt" style:font-size-complex="12pt"/>
    </style:style>
    <style:style style:name="P62" style:family="paragraph" style:parent-style-name="Text_20_body" style:list-style-name="L7">
      <style:text-properties fo:font-size="12pt" style:font-size-asian="12pt" style:font-size-complex="12pt"/>
    </style:style>
    <style:style style:name="P63" style:family="paragraph" style:parent-style-name="Text_20_body" style:list-style-name="L8">
      <style:text-properties fo:font-size="12pt" style:font-size-asian="12pt" style:font-size-complex="12pt"/>
    </style:style>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2">
      <style:paragraph-properties fo:margin-left="1in" fo:margin-right="0in" fo:text-indent="0in" style:auto-text-indent="false"/>
      <style:text-properties style:font-name="Courier New1" fo:font-size="12pt" style:font-size-asian="12pt" style:font-size-complex="12pt"/>
    </style:style>
    <style:style style:name="P68" style:family="paragraph" style:parent-style-name="Heading_20_1">
      <style:paragraph-properties fo:break-before="page"/>
    </style:style>
    <style:style style:name="P69" style:family="paragraph" style:parent-style-name="Preformatted_20_Text" style:list-style-name="L4">
      <style:text-properties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 style:font-weight-asian="bold" style:font-name-complex="Courier New" style:font-weight-complex="bold"/>
    </style:style>
    <style:style style:name="T4" style:family="text">
      <style:text-properties style:font-name="Courier New1"/>
    </style:style>
    <style:style style:name="T5" style:family="text">
      <style:text-properties style:font-name="Courier New1" fo:font-size="12pt" fo:font-style="normal" style:font-name-asian="Courier New" style:font-size-asian="12pt" style:font-style-asian="normal" style:font-name-complex="Courier New" style:font-size-complex="12pt" style:font-style-complex="normal"/>
    </style:style>
    <style:style style:name="T6" style:family="text">
      <style:text-properties style:font-name="Courier New1" fo:font-weight="bold" style:font-weight-asian="bold" style:font-weight-complex="bold"/>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bold" style:font-size-asian="10pt" style:font-weight-asian="bold" style:font-size-complex="10pt" style:font-weight-complex="bold"/>
    </style:style>
    <style:style style:name="T9" style:family="text">
      <style:text-properties style:font-name="Courier New1" fo:font-size="10pt" fo:font-style="normal" style:font-name-asian="Courier New" style:font-size-asian="10pt" style:font-style-asian="normal" style:font-name-complex="Courier New" style:font-size-complex="10pt" style:font-style-complex="normal"/>
    </style:style>
    <style:style style:name="T10" style:family="text">
      <style:text-properties style:font-name="Courier New1" fo:font-size="11pt" style:font-size-asian="11pt" style:font-size-complex="11pt"/>
    </style:style>
    <style:style style:name="T11" style:family="text">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Courier New1" fo:font-weight="normal" style:font-weight-asian="normal" style:font-weight-complex="normal"/>
    </style:style>
    <style:style style:name="T14" style:family="text">
      <style:text-properties fo:font-style="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font-name="Courier New"/>
    </style:style>
    <style:style style:name="T19" style:family="text">
      <style:text-properties style:font-name="Courier New" fo:font-size="12pt" fo:font-style="normal" style:font-name-asian="Courier New" style:font-size-asian="12pt" style:font-style-asian="normal" style:font-name-complex="Courier New" style:font-size-complex="12pt" style:font-style-complex="normal"/>
    </style:style>
    <style:style style:name="T20" style:family="text">
      <style:text-properties style:font-name="Times New Roman2"/>
    </style:style>
    <style:style style:name="T21" style:family="text">
      <style:text-properties style:font-name="Times New Roman2" fo:font-size="12pt" fo:font-style="normal" style:font-name-asian="Courier New" style:font-size-asian="12pt" style:font-style-asian="normal" style:font-name-complex="Courier New" style:font-size-complex="12pt" style:font-style-complex="normal"/>
    </style:style>
    <style:style style:name="T22" style:family="text">
      <style:text-properties style:font-name="Times New Roman2"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23" style:family="text">
      <style:text-properties style:font-name="Times New Roman2"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24" style:family="text">
      <style:text-properties style:font-name="Times New Roman2" fo:font-size="12pt" fo:font-style="italic" style:font-name-asian="Courier New" style:font-size-asian="12pt" style:font-style-asian="normal" style:font-name-complex="Courier New" style:font-size-complex="12pt" style:font-style-complex="normal"/>
    </style:style>
    <style:style style:name="T25" style:family="text">
      <style:text-properties style:font-name="Times New Roman2" fo:font-size="12pt" fo:font-style="italic" style:font-name-asian="Courier New" style:font-size-asian="12pt" style:font-style-asian="italic" style:font-name-complex="Courier New" style:font-size-complex="12pt" style:font-style-complex="italic"/>
    </style:style>
    <style:style style:name="T26" style:family="text">
      <style:text-properties style:font-name="Times New Roman2" fo:font-size="12pt" style:font-size-asian="12pt" style:font-size-complex="12pt"/>
    </style:style>
    <style:style style:name="T27" style:family="text">
      <style:text-properties style:font-name="Times New Roman2" fo:font-size="13pt" style:font-size-asian="13pt" style:font-size-complex="13pt"/>
    </style:style>
    <style:style style:name="T28" style:family="text">
      <style:text-properties style:font-name="Times New Roman2" fo:font-weight="normal" style:font-weight-asian="normal" style:font-weight-complex="normal"/>
    </style:style>
    <style:style style:name="T29" style:family="text">
      <style:text-properties style:font-name="Courier New3" fo:font-size="12pt" fo:font-style="normal" style:font-name-asian="Courier New" style:font-size-asian="12pt" style:font-style-asian="normal" style:font-name-complex="Courier New" style:font-size-complex="12pt" style:font-style-complex="normal"/>
    </style:style>
    <style:style style:name="T30" style:family="text">
      <style:text-properties style:use-window-font-color="true" style:font-name="Courier New1" fo:font-size="12pt" fo:background-color="#ffffff" style:font-size-asian="12pt" style:font-size-complex="12pt"/>
    </style:style>
    <style:style style:name="T31" style:family="text">
      <style:text-properties style:use-window-font-color="true" fo:font-size="12pt" fo:background-color="#ffffff" style:font-size-asian="12pt" style:font-size-complex="12pt"/>
    </style:style>
    <style:style style:name="T32" style:family="text">
      <style:text-properties style:font-name="Courier New2"/>
    </style:style>
    <style:style style:name="T33" style:family="text">
      <style:text-properties fo:font-size="12pt" fo:font-style="normal" style:font-size-asian="12pt" style:font-style-asian="normal" style:font-size-complex="12pt" style:font-style-complex="normal"/>
    </style:style>
    <style:style style:name="T34" style:family="text">
      <style:text-properties fo:font-size="12pt" style:font-size-asian="12pt" style:font-size-complex="12pt"/>
    </style:style>
    <style:style style:name="T35" style:family="text">
      <style:text-properties fo:font-style="normal" style:font-style-asian="normal" style:font-style-complex="normal"/>
    </style:style>
    <style:style style:name="T36" style:family="text">
      <style:text-properties fo:font-weight="normal" style:font-weight-asian="normal" style:font-weight-complex="normal"/>
    </style:style>
    <style:style style:name="T37" style:family="text">
      <style:text-properties fo:font-size="13pt" style:font-size-asian="13pt" style:font-size-complex="13pt"/>
    </style:style>
    <style:style style:name="T38" style:family="text">
      <style:text-properties fo:font-size="14pt" style:font-size-asian="14pt" style:font-size-complex="14pt"/>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1pt" style:font-size-asian="11pt" style:font-size-complex="11pt"/>
    </style:style>
    <style:style style:name="T41" style:family="text">
      <style:text-properties fo:font-variant="normal" fo:text-transform="none" fo:color="#000000" style:font-name="Times New Roman2" fo:letter-spacing="normal" fo:font-style="normal" fo:font-weight="bold" style:font-weight-asian="bold" style:font-weight-complex="bold"/>
    </style:style>
    <style:style style:name="T42" style:family="text">
      <style:text-properties fo:font-variant="normal" fo:text-transform="none" fo:color="#000000" style:font-name="Times New Roman2" fo:font-size="12pt" fo:letter-spacing="normal" fo:font-style="italic" fo:font-weight="normal" style:font-name-asian="Courier New" style:font-size-asian="12pt" style:font-style-asian="italic" style:font-name-complex="Courier New" style:font-size-complex="12pt" style:font-style-complex="italic"/>
    </style:style>
    <style:style style:name="T43" style:family="text">
      <style:text-properties style:font-name="Times New Roman1"/>
    </style:style>
    <style:style style:name="T44" style:family="text">
      <style:text-properties style:font-name="Courier 10 Pitch" fo:font-weight="normal" style:font-weight-asian="normal" style:font-weight-complex="normal"/>
    </style:style>
    <style:style style:name="T45" style:family="text">
      <style:text-properties fo:font-size="15pt" style:font-size-asian="15pt" style:font-size-complex="15pt"/>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808080 0.0701in 0.0701in"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808080 0.0701in 0.0701in"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shadow="#808080 0.0701in 0.0701in"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5"><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 </text:p>
      <text:p text:style-name="P3">August 2013</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53">1 <text:s text:c="2"/>Overview<text:tab/>3</text:p>
          <text:p text:style-name="P54">1.1 <text:s text:c="2"/>Copyright and trademark information<text:tab/>3</text:p>
          <text:p text:style-name="P54">1.2 <text:s text:c="2"/>Feedback<text:tab/>3</text:p>
          <text:p text:style-name="P54">1.3 <text:s text:c="2"/>Acknowledgments<text:tab/>3</text:p>
          <text:p text:style-name="P54">1.4 <text:s text:c="2"/>Modifications and Updates<text:tab/>3</text:p>
          <text:p text:style-name="P53">2 <text:s text:c="2"/>Securing Roller<text:tab/>4</text:p>
          <text:p text:style-name="P53">3 <text:s text:c="2"/>Ready to roll?<text:tab/>5</text:p>
          <text:p text:style-name="P53">4 <text:s text:c="2"/>Download and un-package Roller<text:tab/>6</text:p>
          <text:p text:style-name="P54">4.1 <text:s text:c="2"/>Installation directory layout<text:tab/>6</text:p>
          <text:p text:style-name="P53">5 <text:s text:c="2"/>Prepare your database for Roller <text:s/><text:tab/>7</text:p>
          <text:p text:style-name="P54">5.1 <text:s text:c="2"/>Create a database for Roller <text:tab/>7</text:p>
          <text:p text:style-name="P54">5.2 <text:s text:c="2"/>MySQL and Oracle considerations<text:tab/>7</text:p>
          <text:p text:style-name="P53">6 <text:s text:c="2"/>Deploy Roller to Tomcat<text:tab/>8</text:p>
          <text:p text:style-name="P54">6.1 <text:s text:c="2"/>Tomcat: Create Roller Configuration File<text:tab/>8</text:p>
          <text:p text:style-name="P54">6.2 <text:s text:c="2"/>Using Server-provided database &amp; mail resources (optional)<text:tab/>9</text:p>
          <text:p text:style-name="P54">6.3 <text:s text:c="2"/>Tomcat: Add JDBC Driver and JavaMail API Files<text:tab/>11</text:p>
          <text:p text:style-name="P54">6.4 <text:s text:c="2"/>Tomcat: Set URI Encoding <text:tab/>11</text:p>
          <text:p text:style-name="P54">6.5 <text:s text:c="2"/>Tomcat: Deploy Roller <text:tab/>11</text:p>
          <text:p text:style-name="P53">7 <text:s text:c="2"/>Deploying Roller to Glassfish<text:tab/>13</text:p>
          <text:p text:style-name="P54">7.1 <text:s text:c="2"/>Glassfish: Add Roller Configuration<text:tab/>13</text:p>
          <text:p text:style-name="P54">7.2 <text:s text:c="2"/>Glassfish: Add JDBC Driver File(s)<text:tab/>13</text:p>
          <text:p text:style-name="P54">7.3 <text:s text:c="2"/>Glassfish: Create Datasource<text:tab/>13</text:p>
          <text:p text:style-name="P54">7.4 <text:s text:c="2"/>Glassfish: Create Mail Connection<text:tab/>16</text:p>
          <text:p text:style-name="P54">7.5 <text:s text:c="2"/>Glassfish: Deploy Roller<text:tab/>17</text:p>
          <text:p text:style-name="P53">8 <text:s text:c="2"/>Deploying Roller to JBoss<text:tab/>19</text:p>
          <text:p text:style-name="P54">8.1 <text:s text:c="2"/>JBoss: Create Roller configuration<text:tab/>19</text:p>
          <text:p text:style-name="P54">8.2 <text:s text:c="2"/>JBoss: Create Datasource<text:tab/>20</text:p>
          <text:p text:style-name="P54">8.3 <text:s text:c="2"/>JBoss: Create Mail Server connection <text:tab/>24</text:p>
          <text:p text:style-name="P54">8.4 <text:s text:c="2"/>JBoss: Deploy Roller<text:tab/>28</text:p>
          <text:p text:style-name="P53">9 <text:s text:c="2"/>Getting started with Roller<text:tab/>29</text:p>
          <text:p text:style-name="P54">9.1 <text:s text:c="2"/>Navigate to Roller and finish the install <text:tab/>29</text:p>
          <text:p text:style-name="P54">9.2 <text:s text:c="2"/>Register a user and create a weblog<text:tab/>30</text:p>
          <text:p text:style-name="P53">10 <text:s text:c="2"/>Configuration tips and tricks<text:tab/>32</text:p>
          <text:p text:style-name="P54">10.1 <text:s text:c="2"/>Setting up Roller's Planet feed aggregator<text:tab/>32</text:p>
          <text:p text:style-name="P54">10.2 <text:s text:c="2"/>Manual table creation and upgrade<text:tab/>33</text:p>
          <text:p text:style-name="P53">11 <text:s text:c="2"/>Upgrading Roller<text:tab/>34</text:p>
          <text:p text:style-name="P54">11.1 <text:s text:c="2"/>Backup your old Roller <text:tab/>34</text:p>
          <text:p text:style-name="P54">11.2 <text:s text:c="2"/>Install and startup the new Roller <text:tab/>35</text:p>
          <text:p text:style-name="P53">12 <text:s text:c="2"/>roller.properties<text:tab/>36</text:p>
        </text:index-body>
      </text:table-of-content>
      <text:p text:style-name="Text_20_body"/>
      <text:h text:style-name="P68"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7"><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7">The general format of this document was based on the documentation template used by the OpenDS project which in turn was based on the templates used by the </text:span><text:a xlink:type="simple" xlink:href="http://www.OpenOffice.org/"><text:span text:style-name="T37">OpenOffice.org</text:span></text:a><text:span text:style-name="T37"> project.</text:span></text:p>
      <text:p text:style-name="P2"/>
      <text:h text:style-name="Heading_20_2" text:outline-level="2"><text:soft-page-break/>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August 2013</text:p>
          </table:table-cell>
          <table:table-cell table:style-name="Table2.B2" office:value-type="string">
            <text:p text:style-name="P19">Significant updates to JBoss installation notes and other corrections and updates.</text:p>
          </table:table-cell>
        </table:table-row>
        <table:table-row>
          <table:table-cell table:style-name="Table2.A2" office:value-type="string">
            <text:p text:style-name="P18">May 2012</text:p>
          </table:table-cell>
          <table:table-cell table:style-name="Table2.B2" office:value-type="string">
            <text:p text:style-name="P19">Added note to the Securing Roller section and the configuration property weblogAdminsUntrusted</text:p>
          </table:table-cell>
        </table:table-row>
        <table:table-row>
          <table:table-cell table:style-name="Table2.A2" office:value-type="string">
            <text:p text:style-name="P18">December 2010</text:p>
          </table:table-cell>
          <table:table-cell table:style-name="Table2.B2" office:value-type="string">
            <text:p text:style-name="P19">Update for Java EE 6 application servers JBoss AS 6.0, Glassfish 3.2, WebSphere and Tomcat+JPA</text:p>
          </table:table-cell>
        </table:table-row>
        <table:table-row>
          <table:table-cell table:style-name="Table2.A2" office:value-type="string">
            <text:p text:style-name="P18">October 2009</text:p>
          </table:table-cell>
          <table:table-cell table:style-name="Table2.B2" office:value-type="string">
            <text:p text:style-name="P19">Updated for Roller 5.0, note about upgrading file uploads to new media blogging system in Section 10.</text:p>
          </table:table-cell>
        </table:table-row>
        <table:table-row>
          <table:table-cell table:style-name="Table2.A6" office:value-type="string">
            <text:p text:style-name="P18">July 2007</text:p>
          </table:table-cell>
          <table:table-cell table:style-name="Table2.B6" office:value-type="string">
            <text:p text:style-name="P19">Rewritten for simplified Roller 4.0 installation process</text:p>
          </table:table-cell>
        </table:table-row>
      </table:table>
      <text:p text:style-name="P2"/>
      <text:h text:style-name="P68" text:outline-level="1">Securing Roller</text:h>
      <text:p text:style-name="Text_20_body">Security should be top-of-mind when setting up any web site, even one that is on a private network and internal to your organization. Here are some recommendations for keeping your Roller installation secure:</text:p>
      <text:list xml:id="list21112997321" text:style-name="L1">
        <text:list-item>
          <text:p text:style-name="P58"><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8"><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8"><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text:span text:style-name="T4">roller-custom.properties</text:span> file.</text:p>
        </text:list-item>
        <text:list-item>
          <text:p text:style-name="P58"><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0">the </text:span><text:span text:style-name="T41">Allow html in comments</text:span><text:span text:style-name="T20"> o</text:span>ption and make sure the <text:span text:style-name="T2">HTML Subset Restriction</text:span> box is checked.</text:p>
        </text:list-item>
        <text:list-item>
          <text:p text:style-name="P58"><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41">First, let's make sure you have everything you need to install and run Roller.</text:p>
      <text:p text:style-name="P42">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1812960681" text:style-name="L2">
        <text:list-item>
          <text:p text:style-name="P59"><text:span text:style-name="T1">Java Development Kit</text:span>, specifically the Java 2 SE 1.6 JDK or more recent. The computer on which you install Roller should already have the JDK installed and configured. </text:p>
        </text:list-item>
        <text:list-item>
          <text:p text:style-name="P59"><text:span text:style-name="T1">Java EE 6 Application Server</text:span>, or more specifically a Servlet container that supports at least the Servlet 2.4 API. Hereinafter, we'll just call this your <text:span text:style-name="T14">server</text:span>. Roller has traditionally worked best on Tomcat and Tomcat only, but Roller is known to run on:</text:p>
          <text:list>
            <text:list-item>
              <text:p text:style-name="P59">Tomcat 6 and 7</text:p>
            </text:list-item>
            <text:list-item>
              <text:p text:style-name="P59">Glassfish 3</text:p>
            </text:list-item>
            <text:list-item>
              <text:p text:style-name="P59">JBoss AS 6 </text:p>
            </text:list-item>
            <text:list-item>
              <text:p text:style-name="P59">WebSphere 8 (beta)</text:p>
            </text:list-item>
          </text:list>
        </text:list-item>
        <text:list-item>
          <text:p text:style-name="P59"><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9"><text:span text:style-name="T2">(Optional) An SMTP mail server</text:span>. Roller can send email notifications for comments and other events via the JavaMail and Activation APIs. <text:s/></text:p>
        </text:list-item>
        <text:list-item>
          <text:p text:style-name="P59"><text:span text:style-name="T2">Roller installation file</text:span>. The Roller installation file contains the Roller WAR file, ready to reploy to your server, plus Roller license files, README and documentation. <text:s/>Unpack using either file based on a compression method your operating system supports:</text:p>
        </text:list-item>
        <text:list-item>
          <text:p text:style-name="P67">roller-5.1.0.zip</text:p>
        </text:list-item>
        <text:list-item>
          <text:p text:style-name="P67">roller-5.1.0.tar.gz</text:p>
        </text:list-item>
      </text:list>
      <text:p text:style-name="P33"/>
      <text:h text:style-name="Heading_20_1" text:outline-level="1">Download and un-package Roller</text:h>
      <text:p text:style-name="Text_20_body"><text:span text:style-name="T34">Download the Apache Roller release file from </text:span><text:a xlink:type="simple" xlink:href="http://roller.apache.org/"><text:span text:style-name="T34">http://roller.apache.org</text:span></text:a><text:span text:style-name="T34">.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41">Once you've unpackaged the files you'll find a directory structure like this:</text:p>
      <text:p text:style-name="P41"/>
      <text:p text:style-name="P35"><text:s text:c="5"/>README.txt</text:p>
      <text:p text:style-name="P35"><text:s text:c="5"/>LICENSE.txt</text:p>
      <text:p text:style-name="P35"><text:s text:c="5"/>NOTICE.txt</text:p>
      <text:p text:style-name="P35"><text:s text:c="5"/>docs/</text:p>
      <text:p text:style-name="P35"><text:s text:c="10"/>roller-install-guide.pdf</text:p>
      <text:p text:style-name="P35"><text:s text:c="10"/>roller-user-guide.pdf</text:p>
      <text:p text:style-name="P35"><text:s text:c="10"/>roller-template-guide.pdf</text:p>
      <text:p text:style-name="P35"><text:s text:c="5"/>webapp/</text:p>
      <text:p text:style-name="P35"><text:s text:c="10"/>roller-5.1.0.jar</text:p>
      <text:p text:style-name="P41"/>
      <text:p text:style-name="P41">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 <text:s/></text:p>
      <text:h text:style-name="Heading_20_1" text:outline-level="1"><text:bookmark-start text:name="__RefHeading__3607_1451856533"/>Prepare your database for Roller <text:tab/><text:bookmark-end text:name="__RefHeading__3607_1451856533"/></text:h>
      <text:p text:style-name="P41">Before you can install Roller you'll probably need to some work to prepare your database. You'll need to create a place to put the Roller tables; some call this a table-space and we refer to it as a <text:span text:style-name="T14">database</text:span><text:span text:style-name="T35">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41">If you're luck enough to have your own database administrator, ask them to setup a database for Roller. When they are done, ask them to provide you with this information, you'll need it later:</text:p>
      <text:list xml:id="list523270939" text:style-name="L3">
        <text:list-item>
          <text:p text:style-name="P60">Username and password for connecting to database</text:p>
        </text:list-item>
        <text:list-item>
          <text:p text:style-name="P60">JDBC connection URL for database</text:p>
        </text:list-item>
        <text:list-item>
          <text:p text:style-name="P60">JDBC driver class name</text:p>
        </text:list-item>
      </text:list>
      <text:p text:style-name="P41">If you don't have a database administrator then you'll have to refer to the documentation for your database and do it yourself. You need to create a database for Roller, protected by username and password. For example, if you're using MySQL you might do something like this (be sure to use a different username and password from the scott/tiger below):</text:p>
      <text:p text:style-name="P23"><text:s text:c="2"/>% sudo service mysql start</text:p>
      <text:p text:style-name="P23"><text:s text:c="2"/>% mysql -u root -p</text:p>
      <text:p text:style-name="P23"><text:s text:c="2"/>password: *****</text:p>
      <text:p text:style-name="P23"><text:s text:c="2"/>mysql&gt; create database rollerdb DEFAULT CHARACTER SET utf8 DEFAULT COLLATE utf8_general_ci;</text:p>
      <text:p text:style-name="P23"><text:s text:c="2"/>mysql&gt; grant all on rollerdb.* to scott@'%' identified by 'tiger';</text:p>
      <text:p text:style-name="P23"><text:s text:c="2"/>mysql&gt; grant all on rollerdb.* to scott@localhost identified by 'tiger';</text:p>
      <text:p text:style-name="P23"><text:s text:c="2"/>mysql&gt; exit;</text:p>
      <text:p text:style-name="P20"/>
      <text:p text:style-name="P41">If you're using Derby:</text:p>
      <text:p text:style-name="P20"><text:s text:c="2"/>% ij</text:p>
      <text:p text:style-name="P20"><text:s text:c="2"/>ij&gt; connect 'jdbc:derby:/path/to/new/MYROLLERDB;create=true';</text:p>
      <text:p text:style-name="P20"><text:s text:c="2"/>ij&gt; quit;</text:p>
      <text:p text:style-name="P20"/>
      <text:p text:style-name="P31">For PostgreSQL:</text:p>
      <text:p text:style-name="P31"/>
      <text:p text:style-name="P20">%sudo -u postgres psql postgres </text:p>
      <text:p text:style-name="P20">postgres=# create user scott createdb; </text:p>
      <text:p text:style-name="P20">postgres=# \du <text:s/>(see list of users and roles) </text:p>
      <text:p text:style-name="P20">postgres=# \password scott </text:p>
      <text:p text:style-name="P20">Enter new password: ?????</text:p>
      <text:p text:style-name="P20">postgres-# \q </text:p>
      <text:p text:style-name="P20">%createdb -h localhost -U scott -W pgsqlroller -E UTF8 </text:p>
      <text:p text:style-name="P20"/>
      <text:h text:style-name="Heading_20_2" text:outline-level="2">MySQL and Oracle considerations</text:h>
      <text:p text:style-name="P41">Based on our experience supporting MySQL, we have the following recommendations:</text:p>
      <text:list xml:id="list1047695027" text:style-name="L4">
        <text:list-item>
          <text:p text:style-name="P61"><text:soft-page-break/>For MySQL, make sure that TCP/IP networking is enabled. </text:p>
        </text:list-item>
        <text:list-item>
          <text:p text:style-name="P64"><text:span text:style-name="T34">For MySQL, UTF-8 must be enabled for your database, as done in the “create database rollerdb” command above or server-wide (</text:span><text:a xlink:type="simple" xlink:href="http://dev.mysql.com/doc/refman/5.6/en/charset-applications.html"><text:span text:style-name="T34">http://dev.mysql.com/doc/refman/5.6/en/charset-applications.html</text:span></text:a><text:span text:style-name="T34">). <text:s/></text:span></text:p>
          <text:p text:style-name="P61">If a non-UTF8 database has already been created you can switch the database to UTF-8 as follows providing the tables have <text:span text:style-name="T2">not</text:span> already been created:</text:p>
          <text:p text:style-name="P69">ALTER DATABASE roller DEFAULT CHARACTER SET utf8 COLLATE utf8_general_ci;</text:p>
        </text:list-item>
        <text:list-item>
          <text:p text:style-name="P61">For Oracle users, use the 10g (10.1.0.2 higher) drivers which should be packaged as ojdbc14.jar, even if operating on Oracle 9 server.</text:p>
        </text:list-item>
        <text:list-item>
          <text:p text:style-name="P61">See the server specific sections to information on where to place the JDBC driver jars.</text:p>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41">For most settings, Roller can be configured from its own web console. But for some startup-properties and advanced configuration options you must set properties in an override file called:</text:p>
      <text:p text:style-name="P35"><text:s text:c="3"/>roller-custom.properties</text:p>
      <text:p text:style-name="P41">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41">You can find the full text of Roller's internal <text:span text:style-name="T4">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7">Example: <text:span text:style-name="T4">roller-custom.properties</text:span> file</text:p>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text:s text:c="3"/>database.configurationType=jdbc</text:p>
      <text:p text:style-name="P24"><text:s text:c="3"/>database.jdbc.driverClass=<text:span text:style-name="T15">com.mysql.jdbc.Driver</text:span></text:p>
      <text:p text:style-name="P24"><text:s text:c="3"/>database.jdbc.connectionURL=<text:span text:style-name="T15">jdbc:mysql://localhost:3306/rollerdb?autoReconnect=true&amp;useUnicode=true&amp;characterEncoding=utf-8&amp;mysqlEncoding=utf8</text:span></text:p>
      <text:p text:style-name="P24"><text:s text:c="3"/>database.jdbc.username=<text:span text:style-name="T15">scott</text:span></text:p>
      <text:p text:style-name="P24"><text:s text:c="3"/>database.jdbc.password=<text:span text:style-name="T15">tiger</text:span></text:p>
      <text:p text:style-name="P24"><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41"/>
      <text:p text:style-name="P41">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p text:style-name="Text_20_body"><text:soft-page-break/>The above sample <text:span text:style-name="T4">roller-custom.properties </text:span>uses a MySQL connection. It shows the MySQL JDBC driver class name, an example MySQL connection URL and username/password settings for the mail connection:</text:p>
      <text:p text:style-name="Text_20_body"><text:span text:style-name="T36">If you’re using Derby,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6">http://db.apache.org/derby/docs/10.2/tuning/rtunproper27467.html</text:span></text:a><text:span text:style-name="T36"> on how to require authentication with Derby. <text:s/>The username configured below will be the table owner used when the Roller installation process later creates the database tables.</text:span></text:p>
      <text:p text:style-name="P24">database.configurationType=jdbc </text:p>
      <text:p text:style-name="P24">database.jdbc.driverClass=org.apache.derby.jdbc.EmbeddedDriver </text:p>
      <text:p text:style-name="P24">database.jdbc.connectionURL=jdbc:derby:<text:span text:style-name="T18">/path/to/new/MYROLLERDB</text:span></text:p>
      <text:p text:style-name="P24">database.jdbc.username=app</text:p>
      <text:p text:style-name="P24">database.jdbc.password=app</text:p>
      <text:p text:style-name="P21"/>
      <text:p text:style-name="P38">For PostgreSQL:</text:p>
      <text:p text:style-name="P24">database.configurationType=jdbc </text:p>
      <text:p text:style-name="P24">database.jdbc.driverClass=org.postgresql.Driver</text:p>
      <text:p text:style-name="P24">database.jdbc.connectionURL=<text:span text:style-name="T18">jdbc:postgresql://localhost:5432/pgsqlroller</text:span></text:p>
      <text:p text:style-name="P24">database.jdbc.username=scott</text:p>
      <text:p text:style-name="P24">database.jdbc.password=tiger</text:p>
      <text:p text:style-name="P25"/>
      <text:p text:style-name="P38"/>
      <text:p text:style-name="P37">Add Configuration file to Tomcat </text:p>
      <text:p text:style-name="Text_20_body">Place the configuration file into the Tomcat lib directory so that it is on the Tomcat classpath and therefore available to Roller. </text:p>
      <text:h text:style-name="Heading_20_2" text:outline-level="2"><text:bookmark-start text:name="__RefHeading__4296_1461945093"/>Using Server-provided database &amp; mail resources <text:span text:style-name="T45">(optional)</text:span><text:bookmark-end text:name="__RefHeading__4296_1461945093"/></text:h>
      <text:p text:style-name="P41">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41">Here, you omit the <text:span text:style-name="T4">roller-custom.properties</text:span> database and mail configuration given in the previous section and replace it with just:</text:p>
      <text:p text:style-name="P30"/>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
      <text:p text:style-name="P24"><text:s text:c="3"/>database.configurationType=jndi</text:p>
      <text:p text:style-name="P24"><text:s text:c="3"/>database.jndi.name=jdbc/rollerdb</text:p>
      <text:p text:style-name="P24"><text:s text:c="3"/>mail.configurationType=jndi</text:p>
      <text:p text:style-name="P24"><text:s text:c="3"/>mail.jndi.name=mail/Session</text:p>
      <text:p text:style-name="P24"/>
      <text:p text:style-name="P41"><text:soft-page-break/>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41">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P49">Setting up database and mail resources on Tomcat </text:p>
      <text:p text:style-name="P41">There are a couple of different ways to setup database and mail resources on Tomcat. One way is to provide a Context Configuration file. Here's how to do this on Tomcat. </text:p>
      <text:p text:style-name="P41">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40"><text:s text:c="2"/>&lt;Context path="/roller" debug="0"&gt;</text:span></text:p>
      <text:p text:style-name="P24"/>
      <text:p text:style-name="P24"><text:s text:c="8"/>&lt;Resource name="jdbc/rollerdb" auth="Container" type="javax.sql.DataSource"</text:p>
      <text:p text:style-name="P24"><text:s text:c="12"/>driverClassName="<text:span text:style-name="T2">com.mysql.jdbc.Driver</text:span>"</text:p>
      <text:p text:style-name="P24"><text:s text:c="12"/>url="<text:span text:style-name="T2">jdbc:mysql://localhost:3306/rollerdb?autoReconnect=true&amp;amp;useUnicode=true&amp;amp;characterEncoding=utf-8&amp;amp;mysqlEncoding=utf8</text:span>"</text:p>
      <text:p text:style-name="P24"><text:s text:c="12"/>username="<text:span text:style-name="T2">scott</text:span>"</text:p>
      <text:p text:style-name="P24"><text:s text:c="12"/>password="<text:span text:style-name="T2">tiger</text:span>"</text:p>
      <text:p text:style-name="P24"><text:s text:c="12"/>maxActive="20" maxIdle="3" removeAbandoned="true" maxWait="3000" /&gt;</text:p>
      <text:p text:style-name="P24"/>
      <text:p text:style-name="P24"><text:s text:c="8"/>&lt;Resource name="mail/Session" auth="Container" type="javax.mail.Session" </text:p>
      <text:p text:style-name="P24"><text:s text:c="12"/>mail.transport.protocol="smtp" </text:p>
      <text:p text:style-name="P24"><text:s text:c="12"/>mail.smtp.host="smtp.gmail.com" </text:p>
      <text:p text:style-name="P24"><text:s text:c="12"/>mail.smtp.port="465" </text:p>
      <text:p text:style-name="P24"><text:s text:c="12"/>mail.smtp.auth="true" </text:p>
      <text:p text:style-name="P24"><text:s text:c="12"/>mail.smtp.user="<text:span text:style-name="T2">blah.blah@gmail.com</text:span>" </text:p>
      <text:p text:style-name="P24"><text:s text:c="12"/>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P24"><text:s text:c="8"/>/&gt;</text:p>
      <text:p text:style-name="P24"><text:s text:c="4"/>&lt;/Context&gt;</text:p>
      <text:p text:style-name="P39"/>
      <text:p text:style-name="P39"><text:span text:style-name="T34">FYI, the Java mail properties listed above are defined here: </text:span><text:a xlink:type="simple" xlink:href="https://javamail.java.net/nonav/docs/api/com/sun/mail/smtp/package-summary.html"><text:span text:style-name="T34">https://javamail.java.net/nonav/docs/api/com/sun/mail/smtp/package-summary.html</text:span></text:a><text:span text:style-name="T34">.</text:span></text:p>
      <text:p text:style-name="P39"><text:span text:style-name="T34">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4">http://tomcat.apache.org/tomcat-7.0-doc/config/context.html#Defining_a_context</text:span></text:a><text:span text:style-name="T34">.) <text:s/>For example, with the same mail connection as above:</text:span></text:p>
      <text:p text:style-name="Preformatted_20_Text"><text:s text:c="6"/>&lt;Host name="localhost" <text:s/>appBase="webapps" </text:p>
      <text:p text:style-name="Preformatted_20_Text"><text:soft-page-break/><text:s text:c="12"/>unpackWARs="true" autoDeploy="true"&gt; </text:p>
      <text:p text:style-name="Preformatted_20_Text"/>
      <text:p text:style-name="P29"><text:s text:c="8"/>&lt;Context </text:p>
      <text:p text:style-name="P29"><text:s text:c="10"/>path="/roller" </text:p>
      <text:p text:style-name="P29"><text:s text:c="10"/>docBase="roller" </text:p>
      <text:p text:style-name="P29"><text:s text:c="10"/>antiResourceLocking="false"&gt; </text:p>
      <text:p text:style-name="P29"><text:s text:c="10"/>&lt;Resource name="mail/Session" </text:p>
      <text:p text:style-name="P29"><text:s text:c="12"/>auth="Container" </text:p>
      <text:p text:style-name="P29"><text:s text:c="12"/>type="javax.mail.Session" </text:p>
      <text:p text:style-name="P29"/>
      <text:p text:style-name="P29"><text:s text:c="12"/>mail.transport.protocol="smtp" </text:p>
      <text:p text:style-name="P29"><text:s text:c="12"/>mail.smtp.host="smtp.gmail.com" </text:p>
      <text:p text:style-name="P29"><text:s text:c="12"/>...rest of properties same as above...</text:p>
      <text:p text:style-name="P29"><text:s text:c="10"/>/&gt; </text:p>
      <text:p text:style-name="P29"><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1079147250" text:style-name="L5">
        <text:list-item>
          <text:p text:style-name="P65"><text:span text:style-name="T3">JDBC Driver Jars. </text:span><text:span text:style-name="T21">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1"> directory.</text:span></text:p>
        </text:list-item>
        <text:list-item>
          <text:p text:style-name="P65"><text:span text:style-name="T3">Java Mail and Activation. </text:span><text:span text:style-name="T21">Tomcat does not include the Java Mail and Activation jars. Even if you do not plan to use email features, you </text:span><text:span text:style-name="T23">must </text:span><text:span text:style-name="T21">download those jars and place them in Tomcat's classpath. Download them from Oracle (</text:span><text:a xlink:type="simple" xlink:href="https://java.net/projects/javamail/pages/Home"><text:span text:style-name="T21">https://java.net/projects/javamail/pages/Home</text:span></text:a><text:span text:style-name="T21">) and place them in Tomcat's </text:span><text:span text:style-name="T5">lib</text:span><text:span text:style-name="T21"> directory.</text:span></text:p>
        </text:list-item>
      </text:list>
      <text:h text:style-name="Heading_20_2" text:outline-level="2">Tomcat: Set URI Encoding </text:h>
      <text:p text:style-name="Text_20_body"><text:span text:style-name="T21">Roller supports internationalization (I18N), but on Tomcat some additional configuration is necessary. You must ensure that Tomcat's URI encoding is set to UTF-8. You can do this by editing the Tomcat configuration file </text:span><text:span text:style-name="T19">conf/server.xml</text:span><text:span text:style-name="T21"> and adding </text:span><text:span text:style-name="T29">URIEncoding=”UTF-8”</text:span><text:span text:style-name="T21">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1">And make sure you do this for </text:span><text:span text:style-name="T24">every</text:span><text:span text:style-name="T21"> connector through which you use Roller. For example, if you use the AJP connector or HTTPS connector you need to add the </text:span><text:span text:style-name="Teletype"><text:span text:style-name="T33">URIEncoding="UTF-8"</text:span></text:span><text:span text:style-name="T21"> attribute to those connectors as well.</text:span></text:p>
      <text:h text:style-name="P56" text:outline-level="2">Tomcat: Deploy Roller </text:h>
      <text:p text:style-name="Text_20_body"><text:span text:style-name="T21">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1">http://localhost:8080/roller</text:span></text:a><text:span text:style-name="T21"> (the /roller portion comes from the name of the WAR.) <text:s/>Another way to do this is to use the Tomcat Manager application, which you can reach at the following URL </text:span><text:a xlink:type="simple" xlink:href="http://localhost:8080/manager"><text:span text:style-name="T21">http://localhost:8080/manager</text:span></text:a><text:span text:style-name="T21">. Once you are there, you'll see something like this:</text:span></text:p>
      <text:p text:style-name="P33"><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21">On the manager screen above, scroll down until you see the </text:span><text:span text:style-name="T22">Deploy</text:span><text:span text:style-name="T21"> section, see below:</text:span></text:p>
      <text:p text:style-name="P33"><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1">Enter the context path at which you would like to see Roller, above we use </text:span><text:span text:style-name="T5">/roller</text:span><text:span text:style-name="T21">. <text:s/>Enter the full path to the Roller WAR file, in the webapps directory of the Roller installation and click </text:span><text:span text:style-name="T22">Deploy</text:span><text:span text:style-name="T21"> to deploy Roller.</text:span></text:p>
      <text:p text:style-name="Text_20_body"><text:span text:style-name="T21">Finally, navigate to </text:span><text:a xlink:type="simple" xlink:href="http://localhost:8080/roller"><text:span text:style-name="T21">http://localhost:8080/roller</text:span></text:a><text:span text:style-name="T21"> to complete the installation.</text:span></text:p>
      <text:p text:style-name="P33"/>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2"> </text:span><text:span text:style-name="T36">is what should be used.</text:span> Place your configuration file into the lib directory of your Glassfish Domain directory, e.g. in <text:span text:style-name="T4">domains/domain1/lib/classes</text:span><text:span text:style-name="T43">.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1">Add the appropriate JDBC driver jars to your Glassfish domain's classpath (</text:span><text:span text:style-name="T5">domains/domain1/lib/ext)</text:span><text:span text:style-name="T21">.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6">user: scott</text:p>
      <text:p text:style-name="P46">password: tiger</text:p>
      <text:p text:style-name="P46">serverName: localhost</text:p>
      <text:p text:style-name="P46">databaseName: rollerdb</text:p>
      <text:p text:style-name="P47">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4">jdbc/rollerdb</text:span> and select the database pool name that you configured earlier. </text:p>
      <text:p text:style-name="P24"/>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4">mail/Session</text:span><text:span text:style-name="T20">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32">Mail Host: smtp.gmail.com</text:p>
      <text:p text:style-name="Text_20_body"><text:span text:style-name="T20">Default User: </text:span><text:a xlink:type="simple" xlink:href="mailto:your.email.address@gmail.com"><text:span text:style-name="T20">your.email.address@gmail.com</text:span></text:a></text:p>
      <text:p text:style-name="Text_20_body"><text:span text:style-name="T20">Default Sender Address: </text:span><text:a xlink:type="simple" xlink:href="mailto:your.email.address@gmail.com"><text:span text:style-name="T20">your.email.address@gmail.com</text:span></text:a></text:p>
      <text:p text:style-name="Text_20_body"><text:span text:style-name="T20">At the bottom of this page, under Additional Properties, you will need to create the following properties and their values to complete configuration, these form largely a subset of the mail.smtp.properties and their values listed in Section </text:span><text:span text:style-name="T20"><text:bookmark-ref text:reference-format="chapter" text:ref-name="__RefHeading__4296_1461945093">6.2</text:bookmark-ref></text:span><text:span text:style-name="T20">, </text:span><text:span text:style-name="T20"><text:bookmark-ref text:reference-format="text" text:ref-name="__RefHeading__4296_1461945093">Using Server-provided database &amp; mail resources (optional)</text:bookmark-ref></text:span><text:span text:style-name="T20">. <text:s/>Note instead of the </text:span><text:span text:style-name="T10">password</text:span><text:span text:style-name="T20"> field required by Tomcat use the </text:span><text:span text:style-name="T10">mail.smtp.password</text:span><text:span text:style-name="T20"> required by GlassFish:</text:span></text:p>
      <text:p text:style-name="P24"><text:s text:c="12"/>mail.smtp.port="465" </text:p>
      <text:p text:style-name="P24"><text:s text:c="12"/>mail.smtp.auth="true" </text:p>
      <text:p text:style-name="P24"><text:s text:c="12"/>mail.smtp.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8"/>
      <text:p text:style-name="Text_20_body"><text:soft-page-break/>Set the context root to <text:span text:style-name="T4">/roller</text:span> or whatever you prefer and click <text:span text:style-name="T2">OK</text:span> to save and deploy Roller.</text:p>
      <text:p text:style-name="Text_20_body"><text:span text:style-name="T21">Finally, navigate to </text:span><text:a xlink:type="simple" xlink:href="http://localhost:8080/roller"><text:span text:style-name="T21">http://localhost:8080/roller</text:span></text:a><text:span text:style-name="T21"> to complete the installation.</text:span></text:p>
      <text:p text:style-name="Text_20_body"><text:span text:style-name="T25">Note: 23 July 2013: Due to a bug in the EclipseLink 2.5.0 JPA framework used by Roller (</text:span><text:a xlink:type="simple" xlink:href="https://bugs.eclipse.org/bugs/show_bug.cgi?id=408015"><text:span text:style-name="T25">https://bugs.eclipse.org/bugs/show_bug.cgi?id=408015</text:span></text:a><text:span text:style-name="T25">), fixed in the upcoming 2.5.1, disabling and then re-enabling the Roller application (after the initial install) may return a “</text:span><text:span text:style-name="T42">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Text_20_body"><text:span text:style-name="T34">Deploying Roller to JBoss </text:span><text:span text:style-name="T34">is done be creating some configuration files, making them available to JBoss and then using the JBoss console create the necessary resources and deploy the Roller WAR. Before you start make sure you have gotten JBoss configured properly by following the documentation here:</text:span><text:span text:style-name="T34"> </text:span></text:p>
      <text:p text:style-name="Text_20_body"><text:span text:style-name="T26"><text:tab/></text:span><text:a xlink:type="simple" xlink:href="https://access.redhat.com/site/documentation/JBoss_Enterprise_Application_Platform/"><text:span text:style-name="T26">https://access.redhat.com/site/documentation/JBoss_Enterprise_Application_Platform</text:span></text:a></text:p>
      <text:p text:style-name="Text_20_body"><text:span text:style-name="T34">The below instructions have been tested on JBoss Enterprise Application Platform 6.1.0.GA </text:span><text:span text:style-name="T34">and 7.1.1 </text:span><text:span text:style-name="T34">(but screenshots reflect JBoss 6.1.1)</text:span><text:span text:style-name="T34">.</text:span></text:p>
      <text:h text:style-name="Heading_20_2" text:outline-level="2">JBoss: Create Roller configuration</text:h>
      <text:p text:style-name="Text_20_body">The first step is to create Roller's configuration files so that it will know know to find its database and mail server connections. We will need a Roller configuration file, a Hibernate configuration file and a JBoss module configuration file to ensure that JBoss can find those configuration files for Roller.</text:p>
      <text:p text:style-name="Text_20_body"/>
      <text:p text:style-name="Text_20_body"><text:span text:style-name="T39">Create </text:span><text:span text:style-name="T39">Roller configuration File</text:span> </text:p>
      <text:p text:style-name="Text_20_body">For JBoss you can use a minimal <text:span text:style-name="T4">roller-custom.properties</text:span> file, as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36">. On JBoss we will use JNDI to look-up things and you must set the <text:s/></text:span><text:span text:style-name="T13">database.jndi.name</text:span><text:span text:style-name="T36"> property to <text:s/></text:span><text:span text:style-name="T13">java:/RollerDS</text:span><text:span text:style-name="T44"> </text:span><text:span text:style-name="T36">and the </text:span><text:span text:style-name="T13">mail.jndi.name</text:span><text:span text:style-name="T36"> property to </text:span><text:span text:style-name="T13">java:/RollerMail</text:span><text:span text:style-name="T28">, as shown below.</text:span></text:p>
      <text:p text:style-name="P51"><text:span text:style-name="T28"><text:tab/>Example </text:span><text:span text:style-name="T13">roller-custom.properties</text:span><text:span text:style-name="T28"> file:</text:span></text:p>
      <text:p text:style-name="P50"><text:s text:c="3"/>installation.type=auto</text:p>
      <text:p text:style-name="P50"><text:s text:c="3"/>mediafiles.storage.dir=/usr/local/rollerdata/mediafiles</text:p>
      <text:p text:style-name="P50"><text:s text:c="3"/>search.index.dir=/usr/local/rollerdata/searchindex</text:p>
      <text:p text:style-name="P50"><text:s text:c="3"/>log4j.appender.roller.File=/usr/local/rollerdata/roller.log <text:s text:c="2"/></text:p>
      <text:p text:style-name="P50"/>
      <text:p text:style-name="P50"><text:s text:c="3"/>installation.type=auto </text:p>
      <text:p text:style-name="P50"><text:s text:c="3"/>database.configurationType=jndi</text:p>
      <text:p text:style-name="P50"><text:s text:c="3"/>database.jndi.name=<text:span text:style-name="T2">java:/RollerDS</text:span></text:p>
      <text:p text:style-name="P50"><text:s text:c="3"/>mail.configurationType=jndi</text:p>
      <text:p text:style-name="P50"><text:s text:c="3"/>mail.jndi.name=<text:span text:style-name="T2">java:/RollerMail</text:span></text:p>
      <text:p text:style-name="P52"/>
      <text:p text:style-name="P40">Create Hibernate Configuration File</text:p>
      <text:p text:style-name="Text_20_body">On JBoss, Roller uses the Hibernate library to access its database and we need to tell Hibernate what type of database is involved. You may have to check the JBoss and Hibernate documentation for the right “dialect” to be used. The example below shows the correct Hibernate configuration file for MySQL.</text:p>
      <text:p text:style-name="P51"><text:span text:style-name="T28"><text:tab/>Example </text:span><text:span text:style-name="T13">hibernate.cfg.xml</text:span><text:span text:style-name="T28"> file:</text:span></text:p>
      <text:p text:style-name="Preformatted_20_Text"><text:s text:c="3"/>&lt;hibernate-configuration&gt;</text:p>
      <text:p text:style-name="Preformatted_20_Text"><text:s text:c="6"/>&lt;session-factory&gt;</text:p>
      <text:p text:style-name="Preformatted_20_Text"><text:s text:c="9"/>&lt;property name="hibernate.dialect"&gt;<text:span text:style-name="T2">org.hibernate.dialect.MySQLDialect</text:span>&lt;/property&gt;</text:p>
      <text:p text:style-name="Preformatted_20_Text"><text:s text:c="6"/>&lt;/session-factory&gt;</text:p>
      <text:p text:style-name="Preformatted_20_Text"><text:s text:c="3"/>&lt;/hibernate-configuration&gt;</text:p>
      <text:p text:style-name="Preformatted_20_Text"/>
      <text:p text:style-name="Preformatted_20_Text"/>
      <text:p text:style-name="P40"/>
      <text:p text:style-name="P40"/>
      <text:p text:style-name="P40"><text:soft-page-break/>JBoss Module Configuration</text:p>
      <text:p text:style-name="Text_20_body">Next you need to make the above configuration files available to JBoss and Roller by creating a JBoss Module. To do this we create a directory under the JBoss directory, like so:</text:p>
      <text:p text:style-name="P36"><text:tab/>mkdir -p $JBOSS_HOME/modules/org/apache/roller/configuration/main</text:p>
      <text:p text:style-name="Text_20_body">And within that directory, place the above two configuration files <text:span text:style-name="T4">roller-custom.properties</text:span> and <text:span text:style-name="T4">hibernate-cfg.xml</text:span> <text:span text:style-name="T17">plus</text:span> the new JBoss Module configuration file below.</text:p>
      <text:p text:style-name="Text_20_body">Example <text:span text:style-name="T4">module.xml</text:span> file:</text:p>
      <text:p text:style-name="Preformatted_20_Text"><text:s text:c="3"/>&lt;?xml version="1.0" encoding="UTF-8"?&gt; </text:p>
      <text:p text:style-name="Preformatted_20_Text"><text:s text:c="3"/>&lt;module xmlns="urn:jboss:module:1.1" name="org.apache.roller.configuration"&gt; </text:p>
      <text:p text:style-name="Preformatted_20_Text"><text:s text:c="6"/>&lt;resources&gt; </text:p>
      <text:p text:style-name="Preformatted_20_Text"><text:s text:c="10"/>&lt;resource-root path="."/&gt; </text:p>
      <text:p text:style-name="Preformatted_20_Text"><text:s text:c="6"/>&lt;/resources&gt; </text:p>
      <text:p text:style-name="Preformatted_20_Text"><text:s text:c="3"/>&lt;/module&gt; </text:p>
      <text:p text:style-name="Preformatted_20_Text"/>
      <text:p text:style-name="Text_20_body">You can read more the module technique we are using here:</text:p>
      <text:p text:style-name="Text_20_body"><text:tab/><text:a xlink:type="simple" xlink:href="https://community.jboss.org/wiki/HowToPutAnExternalFileInTheClasspath">https://community.jboss.org/wiki/HowToPutAnExternalFileInTheClasspath</text:a> </text:p>
      <text:p text:style-name="Text_20_body">Now that we've got the Roller configuration files we can go to the JBoss console and finish up the deployment.</text:p>
      <text:h text:style-name="Heading_20_2" text:outline-level="2">JBoss: Create Datasource</text:h>
      <text:p text:style-name="Text_20_body"><text:span text:style-name="T21">Next we need to add a JBoss Datasource so that Roller can connect to its database. There are three steps to this: deploying your JDBC Driver JAR, setting up a Datasource and setting the Default JPA Datasource. Before you start, you should already have your database setup and if you don't, please return to Section </text:span><text:span text:style-name="T21"><text:bookmark-ref text:reference-format="chapter" text:ref-name="__RefHeading__4147_1461945093">5.1</text:bookmark-ref></text:span><text:span text:style-name="T21">, </text:span><text:span text:style-name="T21"><text:bookmark-ref text:reference-format="text" text:ref-name="__RefHeading__4147_1461945093">Create a database for Roller </text:bookmark-ref></text:span><text:span text:style-name="T21">and do so now.</text:span></text:p>
      <text:p text:style-name="P33">Startup JBoss and do the the web administration console to get started:</text:p>
      <text:p text:style-name="Text_20_body"><text:span text:style-name="T21"><text:tab/></text:span><text:a xlink:type="simple" xlink:href="http://localhost:9990/console/App.html"><text:span text:style-name="T21">http://localhost:9990/console/App.html</text:span></text:a></text:p>
      <text:p text:style-name="P40"/>
      <text:p text:style-name="P40"/>
      <text:p text:style-name="P15">Deploy your JDBC Driver JAR</text:p>
      <text:p text:style-name="Text_20_body">In this step you deploy a JDBC Driver JAR to JBoss so that Roller can connect to your database. You will need to obtain this JAR from your database vendor. In the examples below, we use the MySQL JDBC Driver JAR. </text:p>
      <text:p text:style-name="Text_20_body">First, go to the Runtime Console via the link in the upper-right corner of the console. Then go to the Manage Deployments page via the menu on the left and Click the Add button the add a new Deployment”</text:p>
      <text:p text:style-name="P33"><draw:frame draw:style-name="fr6" draw:name="graphics10" text:anchor-type="paragraph" svg:x="0.1929in" svg:y="0.1126in" svg:width="6.8602in" svg:height="4.3398in" draw:z-index="16"><draw:image xlink:href="Pictures/10000000000003E7000002A3D355D82D.png" xlink:type="simple" xlink:show="embed" xlink:actuate="onLoad"/></draw:frame></text:p>
      <text:p text:style-name="P33">The Add button will lauch a popup window which will allow you to select the file that contains your JDBC driver JAR. Click the Next button and then click the Save button to accept the default values.</text:p>
      <text:p text:style-name="P33"><draw:frame draw:style-name="fr4" draw:name="graphics11" text:anchor-type="paragraph" svg:x="0.3217in" svg:y="0.0118in" svg:width="3.0717in" svg:height="2.898in" draw:z-index="17"><draw:image xlink:href="Pictures/1000000000000208000001E2F78DB55A.png" xlink:type="simple" xlink:show="embed" xlink:actuate="onLoad"/></draw:frame><draw:frame draw:style-name="fr4" draw:name="graphics12" text:anchor-type="paragraph" svg:x="3.5937in" svg:y="0.0181in" svg:width="3.028in" svg:height="2.8945in" draw:z-index="18"><draw:image xlink:href="Pictures/1000000000000209000001E401C8DB8E.png" xlink:type="simple" xlink:show="embed" xlink:actuate="onLoad"/></draw:frame></text:p>
      <text:p text:style-name="P33"><text:soft-page-break/></text:p>
      <text:p text:style-name="P33"/>
      <text:p text:style-name="P33">Once you've saved your new JDBC Driver JAR deployment, you must enable it via the En/Disable button on the Runtime / Manage Deplyments page, shown below.</text:p>
      <text:p text:style-name="P33"><draw:frame draw:style-name="fr6" draw:name="graphics13" text:anchor-type="paragraph" svg:x="0.2953in" svg:y="0.0736in" svg:width="5.4736in" svg:height="3.6701in" draw:z-index="19"><draw:image xlink:href="Pictures/10000000000003E70000029E9230CB8E.png" xlink:type="simple" xlink:show="embed" xlink:actuate="onLoad"/></draw:frame></text:p>
      <text:p text:style-name="P40">Set up a Datasource </text:p>
      <text:p text:style-name="P33">Next, you need to setup a Datasource to allow Roller to connect to a specific “table space” within your database. Go to the Profile part of the console via the link in the upper-right and then the Datasources page via the menu on the left.</text:p>
      <text:p text:style-name="P33"><draw:frame draw:style-name="fr7" draw:name="graphics14" text:anchor-type="paragraph" svg:x="0.4161in" svg:y="0.0161in" svg:width="5.3437in" svg:height="3.5874in" draw:z-index="22"><draw:image xlink:href="Pictures/10000000000003E60000029E492E1699.png" xlink:type="simple" xlink:show="embed" xlink:actuate="onLoad"/></draw:frame></text:p>
      <text:p text:style-name="P33"><text:soft-page-break/></text:p>
      <text:p text:style-name="P33"><draw:frame draw:style-name="fr4" draw:name="graphics15" text:anchor-type="paragraph" svg:x="0.0937in" svg:y="0.7252in" svg:width="3.2811in" svg:height="3.0571in" draw:z-index="20"><draw:image xlink:href="Pictures/100000000000020F000001EBE865E32C.png" xlink:type="simple" xlink:show="embed" xlink:actuate="onLoad"/></draw:frame>When you click the Add button, specify the name RollerDS and the JNDI Name java:/RollerDS, as shown below. Next, you have to choose which JDBC Driver JAR to use for the Datasource. Choose the one that you deployed before.</text:p>
      <text:p text:style-name="P33"><draw:frame draw:style-name="fr4" draw:name="graphics16" text:anchor-type="paragraph" svg:x="3.672in" svg:y="0.0925in" svg:width="3.3091in" svg:height="3.0472in" draw:z-index="21"><draw:image xlink:href="Pictures/1000000000000213000001E911630009.png" xlink:type="simple" xlink:show="embed" xlink:actuate="onLoad"/></draw:frame></text:p>
      <text:p text:style-name="P33"/>
      <text:p text:style-name="Text_20_body"><text:span text:style-name="T21">On the third step, specify the JDBC Connection URL, we use </text:span><text:span text:style-name="T9">jdbc:mysql://localhost:3306/rollerdb</text:span><text:span text:style-name="T21"> in this document, the username and the password of your database user account.</text:span></text:p>
      <text:p text:style-name="P33"><draw:frame draw:style-name="fr4" draw:name="graphics18" text:anchor-type="paragraph" svg:x="0.1319in" svg:y="0.25in" svg:width="3.2484in" svg:height="2.9807in" draw:z-index="23"><draw:image xlink:href="Pictures/1000000000000214000001E8EE99B859.png" xlink:type="simple" xlink:show="embed" xlink:actuate="onLoad"/></draw:frame></text:p>
      <text:p text:style-name="P33"/>
      <text:p text:style-name="P33">Once you save your new Datasource you should use the Enable button to enable it. Then go to the Connection tab and use the Test Connection button to ensure that your Database connection will work. If the test fails, look at the JBoss log for clues to help you determine what went wrong.</text:p>
      <text:p text:style-name="P33"/>
      <text:p text:style-name="P33"><text:soft-page-break/></text:p>
      <text:p text:style-name="P40">Set the Default JPA Datasource</text:p>
      <text:p text:style-name="Text_20_body">Next, you must let JBoss know which is the default JPA Datasource. You can do this via the Profile portion of the console and the Container / JPA page. Enter java:/RollerDS as the Default Datasource.</text:p>
      <text:p text:style-name="Text_20_body"><draw:frame draw:style-name="fr6" draw:name="graphics2" text:anchor-type="paragraph" svg:x="0.478in" svg:y="0.1366in" svg:width="5.1783in" svg:height="3.4673in" draw:z-index="24"><draw:image xlink:href="Pictures/10000000000003E40000029BF2861BA1.png" xlink:type="simple" xlink:show="embed" xlink:actuate="onLoad"/></draw:frame></text:p>
      <text:h text:style-name="Heading_20_2" text:outline-level="2">JBoss: Create Mail Server connection </text:h>
      <text:p text:style-name="P11"><text:span text:style-name="T43">The last step before we deploy Roller is to setup a Mail Server connection so that Roller can send email notifications. </text:span><text:span text:style-name="T43">Do this via the </text:span><text:span text:style-name="T43">Profile portion of the console and the Connector / Mail page. Click the Add button to add a new Mail Connector.</text:span></text:p>
      <text:p text:style-name="P12"><draw:frame draw:style-name="fr6" draw:name="graphics17" text:anchor-type="paragraph" svg:x="0.6354in" svg:y="0.1346in" svg:width="4.9866in" svg:height="3.3283in" draw:z-index="25"><draw:image xlink:href="Pictures/10000000000003E400000299165CFB31.png" xlink:type="simple" xlink:show="embed" xlink:actuate="onLoad"/></draw:frame></text:p>
      <text:p text:style-name="P12"><text:soft-page-break/></text:p>
      <text:p text:style-name="P12">In the Create Mail Session window that appears, set java:/RollerDS as the JNDI name.</text:p>
      <text:p text:style-name="P12"><draw:frame draw:style-name="fr4" draw:name="graphics19" text:anchor-type="paragraph" svg:x="0.3425in" svg:y="0.1283in" svg:width="3.7146in" svg:height="2.7945in" draw:z-index="26"><draw:image xlink:href="Pictures/100000000000021D00000197E4CE8E13.png" xlink:type="simple" xlink:show="embed" xlink:actuate="onLoad"/></draw:frame></text:p>
      <text:p text:style-name="P12">After you save the new connection, use the View link to view it.</text:p>
      <text:p text:style-name="P12"><draw:frame draw:style-name="fr6" draw:name="graphics25" text:anchor-type="paragraph" svg:x="0.3362in" svg:y="0.1654in" svg:width="6.1756in" svg:height="4.1417in" draw:z-index="27"><draw:image xlink:href="Pictures/10000000000003E10000029AAD5C56AB.png" xlink:type="simple" xlink:show="embed" xlink:actuate="onLoad"/></draw:frame></text:p>
      <text:p text:style-name="P12"/>
      <text:p text:style-name="P12"/>
      <text:p text:style-name="P12"/>
      <text:p text:style-name="P13">Next, use the Create Mail Server window to set your Mail Server's domain name, protocol and your user account. The example below shows what you would set if you want to use Gmail as your server.</text:p>
      <text:p text:style-name="P12"/>
      <text:p text:style-name="P12"><draw:frame draw:style-name="fr4" draw:name="graphics30" text:anchor-type="paragraph" svg:x="0.3807in" svg:y="0.0744in" svg:width="4.0484in" svg:height="3.1264in" draw:z-index="28"><draw:image xlink:href="Pictures/1000000000000225000001A80AB307AD.png" xlink:type="simple" xlink:show="embed" xlink:actuate="onLoad"/></draw:frame></text:p>
      <text:p text:style-name="P12">If you are using Gmail, then after you save you will want to edit your Mail Server configuration and tell it to use SSL as shown below.</text:p>
      <text:p text:style-name="P12"/>
      <text:p text:style-name="P12"><draw:frame draw:style-name="fr8" draw:name="graphics31" text:anchor-type="paragraph" svg:width="6.1484in" svg:height="4.0598in" draw:z-index="29"><draw:image xlink:href="Pictures/10000000000003E6000002934DCE4743.png" xlink:type="simple" xlink:show="embed" xlink:actuate="onLoad"/></draw:frame></text:p>
      <text:p text:style-name="P12"/>
      <text:p text:style-name="P11"><text:span text:style-name="T43">Now, finally w</text:span><text:span text:style-name="T43">e’re ready to deploy the JBoss Roller WAR.</text:span> </text:p>
      <text:p text:style-name="P10"/>
      <text:h text:style-name="Heading_20_2" text:outline-level="2"><text:soft-page-break/>JBoss: Deploy Roller</text:h>
      <text:p text:style-name="Text_20_body">To deploy Roller, go to to the Runtime part of the console and use the Manage Deployments page. Click the Add button to add a new deployment. </text:p>
      <text:p text:style-name="Text_20_body"><draw:frame draw:style-name="fr6" draw:name="graphics3" text:anchor-type="paragraph" svg:x="0.3972in" svg:y="0.1575in" svg:width="5.6016in" svg:height="3.2799in" draw:z-index="30"><draw:image xlink:href="Pictures/10000000000003E70000024936C9E022.png" xlink:type="simple" xlink:show="embed" xlink:actuate="onLoad"/></draw:frame></text:p>
      <text:p text:style-name="Text_20_body"/>
      <text:p text:style-name="Text_20_body">Choose the roller.war file that came with your Roller download and then use the En/Disable button to enable and thus start Roller.</text:p>
      <text:p text:style-name="Text_20_body"><draw:frame draw:style-name="fr6" draw:name="graphics32" text:anchor-type="paragraph" svg:x="0.4071in" svg:y="0.1189in" svg:width="5.5811in" svg:height="3.302in" draw:z-index="31"><draw:image xlink:href="Pictures/10000000000003EC00000252E2281998.png" xlink:type="simple" xlink:show="embed" xlink:actuate="onLoad"/></draw:frame></text:p>
      <text:p text:style-name="Text_20_body"><text:span text:style-name="T21">Y</text:span><text:span text:style-name="T21">ou should </text:span><text:span text:style-name="T21">now </text:span><text:span text:style-name="T21">be able to navigate to </text:span><text:a xlink:type="simple" xlink:href="http://localhost:8080/roller"><text:span text:style-name="T21">http://localhost:8080/roller</text:span></text:a><text:span text:style-name="T21"> to complete the installation. If you can’t see Roller at that site, check both the console screen where you started JBoss for error messages as well as the </text:span><text:span text:style-name="T5">standalone/log/server.log</text:span><text:span text:style-name="T21"> file for troubleshooting.</text:span></text:p>
      <text:h text:style-name="Heading_20_1" text:outline-level="1">Getting started with Roller</text:h>
      <text:p text:style-name="P41">You're not quite done with the installation process, but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4">Navigate to Roller, if you are using a default Tomcat or Glassfish installation then then URL of Roller is probably </text:span><text:a xlink:type="simple" xlink:href="http://localhost:8080/roller"><text:span text:style-name="T34">http://localhost:8080/roller</text:span></text:a><text:span text:style-name="T34">.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41"><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
      <text:p text:style-name="P14">Automatic tables creation</text:p>
      <text:p text:style-name="P41"><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41">If Roller starts up fine but doesn't find a front-page weblog then it will display the Completing Your Installation below that explains how to register your first user, create your first weblog and setup your site's front page.</text:p>
      <text:p text:style-name="P43"><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41">You have to decide what you want as the front-page of your Roller site. If you are using Roller to run your personal weblog, then you probably want your weblog to be the front-page of the site. In this case, create a weblog for yourself, <text:span text:style-name="T16">don't</text:span> choose the front-page theme but <text:span text:style-name="T16">do</text:span> set your weblog as the front-page weblog for the site. </text:p>
      <text:p text:style-name="P41"><text:soft-page-break/>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8">Don't forget: </text:span>Reset the <text:span text:style-name="T4">installation.type</text:span> flag</text:p>
      <text:p text:style-name="P41">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P41">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p>
      <text:p text:style-name="Text_20_body"><text:span text:style-name="T34"><text:tab/></text:span><text:a xlink:type="simple" xlink:href="https://cwiki.apache.org/confluence/display/ROLLER/Roller+Mailing+Lists"><text:span text:style-name="T34">https://cwiki.apache.org/confluence/display/ROLLER/Roller+Mailing+Lists</text:span></text:a></text:p>
      <text:p text:style-name="Text_20_body"><text:line-break/> <text:s text:c="2"/></text:p>
      <text:h text:style-name="Heading_20_1" text:outline-level="1">Configuration tips and tricks</text:h>
      <text:p text:style-name="P41">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4">Roller includes a RSS/Atom feed aggregator that makes it possible to run a site like </text:span><text:a xlink:type="simple" xlink:href="https://blogs.oracle.com/"><text:span text:style-name="T34">https://blogs.oracle.com/</text:span></text:a><text:span text:style-name="T34">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48">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4"><text:s text:c="4"/>cache.dir=c:\\roller_data\planetcache</text:p>
      <text:p text:style-name="P24"/>
      <text:p text:style-name="P48">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9">Enable Planet by adding the following to your <text:span text:style-name="T4">roller-custom.properties</text:span> file:</text:p>
      <text:p text:style-name="P27"><text:span text:style-name="T4"><text:s text:c="2"/></text:span><text:span text:style-name="T7">planet.aggregator.enabled=</text:span><text:span text:style-name="T8">true</text:span></text:p>
      <text:p text:style-name="P28"/>
      <text:p text:style-name="P28"><text:span text:style-name="T4"><text:s text:c="3"/># Tasks which are enabled. <text:s/>Only tasks listed here will be run.<text:line-break/> <text:s text:c="2"/>tasks.enabled=ScheduledEntriesTask,ResetHitCountsTask,\<text:line-break/> <text:s text:c="2"/>TurnoverReferersTask,PingQueueTask,</text:span><text:span text:style-name="T6">RefreshRollerPlanetTask,SyncWebsitesTask</text:span></text:p>
      <text:p text:style-name="P28"><text:s text:c="3"/></text:p>
      <text:p text:style-name="P28"><text:s text:c="3"/># Set of page models specifically for site-wide rendering</text:p>
      <text:p text:style-name="P28"><text:s text:c="3"/>rendering.siteModels=\</text:p>
      <text:p text:style-name="P28"><text:s text:c="3"/>org.apache.roller.weblogger.ui.rendering.model.SiteModel,\</text:p>
      <text:p text:style-name="P28"><text:s text:c="3"/><text:span text:style-name="T2">org.apache.roller.weblogger.ui.rendering.model.PlanetModel</text:span></text:p>
      <text:p text:style-name="P34"/>
      <text:p text:style-name="P41">Those property settings enable Planet and enable the Planet tasks, both the <text:span text:style-name="T16">RefreshRollerPlanetTask</text:span>, which runs every hour and fetches all RSS/Atom feed subsciptions, and the <text:span text:style-name="T16">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4">STEP 3: Configure Planet via Planet custom properties</text:p>
      <text:p text:style-name="P41">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line-break/> <text:s text:c="4"/><text:span text:style-name="T4">cache.dir=${user.home}/roller_data/planetcache</text:span></text:p>
      <text:p text:style-name="P41">Once you've made those property settings restart Roller and proceed to the next step.</text:p>
      <text:p text:style-name="Heading_20_4">STEP 4: Display your Planet aggregations</text:p>
      <text:p text:style-name="P41">You can use Roller's UI to add external RSS/Atom feeds to the Planet setup. To display these feeds you'll need to do a little template customization. The easier way to get started is to Roller's existing Front-Page theme. Here's how.</text:p>
      <text:p text:style-name="P44">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2"><text:s text:c="3"/>## 1) SITE-WIDE entries (the default)</text:p>
      <text:p text:style-name="P22"><text:s text:c="3"/><text:span text:style-name="T2">##</text:span>set($pager = $site.getWeblogEntriesPager($since, $maxResults))</text:p>
      <text:p text:style-name="P22"/>
      <text:p text:style-name="P22"><text:s text:c="3"/>## 2) PLANET-entries</text:p>
      <text:p text:style-name="P22"><text:s text:c="3"/><text:span text:style-name="T2">#</text:span>set($pager = $planet.getAggregationPager($since, $maxResults))</text:p>
      <text:p text:style-name="P22"/>
      <text:p text:style-name="P45">With that in place, your front-page will be display your Planet entries. You can find your Planet feeds at the following URLs:</text:p>
      <text:list xml:id="list1864976001" text:style-name="L6">
        <text:list-item>
          <text:p text:style-name="P66"><text:a xlink:type="simple" xlink:href="http://localhost:8080/roller/planetrss"><text:span text:style-name="T31">Main Planet feed<text:line-break/></text:span></text:a><text:a xlink:type="simple" xlink:href="http://localhost:8080/roller/planetrss"><text:span text:style-name="T30">http://localhost:8080/roller/planetrss</text:span></text:a></text:p>
        </text:list-item>
        <text:list-item>
          <text:p text:style-name="P66"><text:a xlink:type="simple" xlink:href="http://localhost:8080/roller/rollerrss"><text:span text:style-name="T31">Per group feed<text:line-break/></text:span></text:a><text:a xlink:type="simple" xlink:href="http://localhost:8080/roller/rollerrss"><text:span text:style-name="T30">http://localhost:8080/roller/planetrss?group=&lt;group-name&gt;</text:span></text:a></text:p>
        </text:list-item>
      </text:list>
      <text:h text:style-name="Heading_20_2" text:outline-level="2">Manual table creation and upgrade</text:h>
      <text:p text:style-name="P41">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30"><text:s text:c="4"/>installation.type=manual</text:p>
      <text:p text:style-name="P30"/>
      <text:p text:style-name="P41">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41">And if you are upgrading Roller, you'll have to run the migration scripts. You'll find those under the <text:span text:style-name="T4">dbscripts</text:span> directory too.</text:p>
      <text:h text:style-name="Heading_20_1" text:outline-level="1">Upgrading Roller</text:h>
      <text:p text:style-name="P41">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41">Before you get started with your upgrade, shutdown your existing Roller install and make a backup of your Roller data. </text:p>
      <text:p text:style-name="P41">Backup your database to somewhere safe on your system or to a remote file-system. Here are a couple of examples: of how to do that on various databases:</text:p>
      <text:list xml:id="list1018363425" text:style-name="L7">
        <text:list-item>
          <text:p text:style-name="P62">On MySQL you create a dump file<text:line-break/><text:span text:style-name="T32">mysqldump -u scott -p rollerdb &gt; /somewhere/safe/roller.dmp</text:span></text:p>
        </text:list-item>
        <text:list-item>
          <text:p text:style-name="P62">With PostgreSQL you can do the same thing<text:line-break/><text:span text:style-name="T32">pg_dump -h 127.0.0.1 -W -U scott rollerdb &gt; /somewhere/safe/roller.db</text:span></text:p>
        </text:list-item>
      </text:list>
      <text:p text:style-name="P41">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41">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41"/>
      <text:p text:style-name="P35"><text:s text:c="4"/># The directory in which Roller 5.0 will upload files</text:p>
      <text:p text:style-name="P35"><text:s text:c="4"/>mediafiles.storage.dir=${user.home}/roller_data/mediafiles</text:p>
      <text:p text:style-name="P35"/>
      <text:p text:style-name="P35"><text:s text:c="4"/># The directory in which Roller 4.0 uploaded files</text:p>
      <text:p text:style-name="P35"><text:s text:c="4"/>uploads.dir=${user.home}/roller_data/uploads</text:p>
      <text:p text:style-name="P35"/>
      <text:p text:style-name="P35"><text:s text:c="4"/># Set to true to enable migration </text:p>
      <text:p text:style-name="P35"><text:s text:c="4"/>uploads.migrate.auto=true</text:p>
      <text:p text:style-name="P41"/>
      <text:p text:style-name="P41">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57" text:outline-level="2">Install and startup the new Roller <text:bookmark text:name="ref-UpgradeGuide_2.1-2"/></text:h>
      <text:p text:style-name="P41">Follow the normal installation instructions for the new version of Roller, but...</text:p>
      <text:list xml:id="list226080542" text:style-name="L8">
        <text:list-item>
          <text:p text:style-name="P63">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63">Don't create a new database for Roller. Instead point Roller to your existing Roller database. <text:span text:style-name="T2">This is completely safe because you created a backup of your database, right?</text:span></text:p>
        </text:list-item>
      </text:list>
      <text:p text:style-name="P41">When you deploy and startup, Roller will detect that your database needs to be upgraded and it will offer to run each of the migrations scripts necessary to upgrade you from your old version to the new version of Roller.</text:p>
      <text:p text:style-name="P41"><text:span text:style-name="T2">NOTE</text:span>: You can run the database scripts manually too, see <text:span text:style-name="T2">Section 9.4</text:span>.</text:p>
      <text:p text:style-name="P41"><text:span text:style-name="T2">NOTE</text:span>: On Tomcat, before startup you should delete the contents of the Tomcat work directory</text:p>
      <text:h text:style-name="Heading_20_1" text:outline-level="1">roller.properties</text:h>
      <text:p text:style-name="P26"># Licensed to the Apache Software Foundation (ASF) under one or more </text:p>
      <text:p text:style-name="P26"># contributor license agreements. <text:s/>The ASF licenses this file to You </text:p>
      <text:p text:style-name="P26"># under the Apache License, Version 2.0 (the "License"); you may not </text:p>
      <text:p text:style-name="P26"># use this file except in compliance with the License. </text:p>
      <text:p text:style-name="P26"># You may obtain a copy of the License at </text:p>
      <text:p text:style-name="P26"># </text:p>
      <text:p text:style-name="P26"># <text:s text:c="4"/>http://www.apache.org/licenses/LICENSE-2.0 </text:p>
      <text:p text:style-name="P26"># </text:p>
      <text:p text:style-name="P26"># Unless required by applicable law or agreed to in writing, software </text:p>
      <text:p text:style-name="P26"># distributed under the License is distributed on an "AS IS" BASIS, </text:p>
      <text:p text:style-name="P26"># WITHOUT WARRANTIES OR CONDITIONS OF ANY KIND, either express or implied. </text:p>
      <text:p text:style-name="P26"># See the License for the specific language governing permissions and </text:p>
      <text:p text:style-name="P26"># limitations under the License. <text:s/>For additional information regarding </text:p>
      <text:p text:style-name="P26"># copyright in this work, please see the NOTICE file in the top level </text:p>
      <text:p text:style-name="P26"># directory of this distribution. </text:p>
      <text:p text:style-name="P26"/>
      <text:p text:style-name="P26"># roller.properties </text:p>
      <text:p text:style-name="P26"># </text:p>
      <text:p text:style-name="P26"># This file is for meant for Roller deployment properties </text:p>
      <text:p text:style-name="P26"># Any properties that don't change at runtime are defined here </text:p>
      <text:p text:style-name="P26"># </text:p>
      <text:p text:style-name="P26"># You can override the values in this file in a couple ways .. </text:p>
      <text:p text:style-name="P26"># <text:s text:c="2"/>1. define a roller-custom.properties file and place it somewhere </text:p>
      <text:p text:style-name="P26"># <text:s text:c="6"/>at the root of one of your classpath locations. </text:p>
      <text:p text:style-name="P26"># <text:s text:c="6"/>for example: </text:p>
      <text:p text:style-name="P26"># <text:s text:c="10"/>$TOMCAT_HOME/common/classes </text:p>
      <text:p text:style-name="P26"># <text:s text:c="10"/>$ROLLER_LOCATION/WEB-INF/classes </text:p>
      <text:p text:style-name="P26"># </text:p>
      <text:p text:style-name="P26"># <text:s text:c="2"/>2. specify a custom properties file via jvm option </text:p>
      <text:p text:style-name="P26"># <text:s text:c="6"/>example: </text:p>
      <text:p text:style-name="P26"># <text:s text:c="10"/>roller.custom.config=/path/to/properties/file </text:p>
      <text:p text:style-name="P26"># </text:p>
      <text:p text:style-name="P26"># <text:s text:c="2"/>**NOTE: if you run multiple instances of roller on the same server </text:p>
      <text:p text:style-name="P26"># <text:s text:c="10"/>then you should beware of the fact that the override options above </text:p>
      <text:p text:style-name="P26"># <text:s text:c="10"/>may affect *all* of you running instances. <text:s/>if you want to do </text:p>
      <text:p text:style-name="P26"># <text:s text:c="10"/>custom overrides for each instance then you must do it by </text:p>
      <text:p text:style-name="P26"># <text:s text:c="10"/>placing a roller-custom.properties file at WEB-INF/classes/ in </text:p>
      <text:p text:style-name="P26"># <text:s text:c="10"/>each of you roller installations. </text:p>
      <text:p text:style-name="P26"># </text:p>
      <text:p text:style-name="P26"># properties in this file are accessed like this ... </text:p>
      <text:p text:style-name="P26"># <text:s text:c="3"/>WebloggerConfig.getProperty("propname"); </text:p>
      <text:p text:style-name="P26"/>
      <text:p text:style-name="P26"/>
      <text:p text:style-name="P26">#----------------------------------------------------------------------------- </text:p>
      <text:p text:style-name="P26"># Table of contents </text:p>
      <text:p text:style-name="P26">#----------------------------------------------------------------------------- </text:p>
      <text:p text:style-name="P26"/>
      <text:p text:style-name="P26"># -- Required configuration settings </text:p>
      <text:p text:style-name="P26"># -- Directory settings </text:p>
      <text:p text:style-name="P26"># -- Feature specific settings </text:p>
      <text:p text:style-name="P26"># -- Scheduled tasks configuration </text:p>
      <text:p text:style-name="P26"># -- Cache configuratation </text:p>
      <text:p text:style-name="P26"># -- User management and security settings </text:p>
      <text:p text:style-name="P26"># -- Rendering system </text:p>
      <text:p text:style-name="P26"># -- Weblog ping system </text:p>
      <text:p text:style-name="P26"># -- Pluggable backend, page and editor plugins </text:p>
      <text:p text:style-name="P26"># -- Log4j logging settings </text:p>
      <text:p text:style-name="P26"># -- Other settings </text:p>
      <text:p text:style-name="P26"># -- Experimental, deprecated and "undocumented" settings </text:p>
      <text:p text:style-name="P26"/>
      <text:p text:style-name="P26"/>
      <text:p text:style-name="P26">#----------------------------------------------------------------------------- </text:p>
      <text:p text:style-name="P26"># Required configuration settings </text:p>
      <text:p text:style-name="P26">#----------------------------------------------------------------------------- </text:p>
      <text:p text:style-name="P26"/>
      <text:p text:style-name="P26"># Installation type 'auto' or 'manual' </text:p>
      <text:p text:style-name="P26"># - Set to 'auto' if you'd like tables to be auto-created if they are not found </text:p>
      <text:p text:style-name="P26"># <text:s text:c="2"/>on startup and auto-upgraded if they need it. </text:p>
      <text:p text:style-name="P26"># - Set to 'manual' if you'd want to run the SQL scripts by hand. </text:p>
      <text:p text:style-name="P26">installation.type=manual </text:p>
      <text:p text:style-name="P26"><text:soft-page-break/><text:s/></text:p>
      <text:p text:style-name="P26">#--------------------------------- </text:p>
      <text:p text:style-name="P26"># Database configuration settings </text:p>
      <text:p text:style-name="P26"/>
      <text:p text:style-name="P26"># Specify database configuration type of 'jndi' or 'jdbc' </text:p>
      <text:p text:style-name="P26">database.configurationType=jndi </text:p>
      <text:p text:style-name="P26"/>
      <text:p text:style-name="P26"># For database configuration type 'jndi',this will be used. </text:p>
      <text:p text:style-name="P26"># If it does not start 'java:' then 'java:comp/env/' will be prepended </text:p>
      <text:p text:style-name="P26">database.jndi.name=jdbc/rollerdb </text:p>
      <text:p text:style-name="P26"/>
      <text:p text:style-name="P26"># For database configuration type of 'jdbc', you MUST override these </text:p>
      <text:p text:style-name="P26">database.jdbc.driverClass= </text:p>
      <text:p text:style-name="P26">database.jdbc.connectionURL= </text:p>
      <text:p text:style-name="P26">database.jdbc.username= </text:p>
      <text:p text:style-name="P26">database.jdbc.password= </text:p>
      <text:p text:style-name="P26"/>
      <text:p text:style-name="P26">#--------------------------------- </text:p>
      <text:p text:style-name="P26"># Mail server connection parameters </text:p>
      <text:p text:style-name="P26"/>
      <text:p text:style-name="P26"># Specify mail configuration type of 'jndi' or 'properties' </text:p>
      <text:p text:style-name="P26">mail.configurationType=jndi </text:p>
      <text:p text:style-name="P26"/>
      <text:p text:style-name="P26"># For mail configuration type 'jndi', this will be used </text:p>
      <text:p text:style-name="P26">mail.jndi.name=mail/Session </text:p>
      <text:p text:style-name="P26"/>
      <text:p text:style-name="P26"># For mail configuration type of 'properties', you MUST override hostname </text:p>
      <text:p text:style-name="P26">mail.hostname= </text:p>
      <text:p text:style-name="P26"/>
      <text:p text:style-name="P26"># Only override mail username and password if your mail server requires them </text:p>
      <text:p text:style-name="P26">#mail.username= </text:p>
      <text:p text:style-name="P26">#mail.password= </text:p>
      <text:p text:style-name="P26"/>
      <text:p text:style-name="P26"/>
      <text:p text:style-name="P26">#----------------------------------------------------------------------------- </text:p>
      <text:p text:style-name="P26"># Directory settings </text:p>
      <text:p text:style-name="P26">#----------------------------------------------------------------------------- </text:p>
      <text:p text:style-name="P26"/>
      <text:p text:style-name="P26"># The directory in which Roller will upload files </text:p>
      <text:p text:style-name="P26">mediafiles.storage.dir=${user.home}/roller_data/mediafiles </text:p>
      <text:p text:style-name="P26"/>
      <text:p text:style-name="P26"># The context path under which resoures will be made available </text:p>
      <text:p text:style-name="P26">mediafile.resource.url=/resources </text:p>
      <text:p text:style-name="P26"/>
      <text:p text:style-name="P26"># The directory in which Roller 4.0 used to upload files </text:p>
      <text:p text:style-name="P26"># (only set this if you want 4.0 to 5.0 migration of uploaded files to occur) </text:p>
      <text:p text:style-name="P26"># uploads.dir=${user.home}/roller_data/uploads </text:p>
      <text:p text:style-name="P26"/>
      <text:p text:style-name="P26"># Migrate old file resoures to Roller 5.0 Mediafile Storage automatically </text:p>
      <text:p text:style-name="P26">uploads.migrate.auto=false </text:p>
      <text:p text:style-name="P26"/>
      <text:p text:style-name="P26"># Directory in which search index is to be created </text:p>
      <text:p text:style-name="P26"># (delete this directory to force Roller to recreate the entire search index) </text:p>
      <text:p text:style-name="P26">search.index.dir=${user.home}/roller_data/search-index </text:p>
      <text:p text:style-name="P26"/>
      <text:p text:style-name="P26"># The directory in which Roller will look for themes </text:p>
      <text:p text:style-name="P26">themes.dir=${webapp.context} </text:p>
      <text:p text:style-name="P26"/>
      <text:p text:style-name="P26"># Allow theme reloading during development </text:p>
      <text:p text:style-name="P26"># NB remember also to always delete the style-sheet from the weblog you're using </text:p>
      <text:p text:style-name="P26"># See also velocity.properties for reloading macros in /WEB-INF/velocity... </text:p>
      <text:p text:style-name="P26">themes.reload.mode=false </text:p>
      <text:p text:style-name="P26"/>
      <text:p text:style-name="P26">#----------------------------------------------------------------------------- </text:p>
      <text:p text:style-name="P26"># Feature specific settings </text:p>
      <text:p text:style-name="P26">#----------------------------------------------------------------------------- </text:p>
      <text:p text:style-name="P26"/>
      <text:p text:style-name="P26"># True to enable group blogging. False to prevent users from creating more </text:p>
      <text:p text:style-name="P26"># than one weblog and from joining other weblogs. </text:p>
      <text:p text:style-name="P26">groupblogging.enabled=true </text:p>
      <text:p text:style-name="P26"/>
      <text:p text:style-name="P26"/>
      <text:p text:style-name="P26"/>
      <text:p text:style-name="P26"/>
      <text:p text:style-name="P26"/>
      <text:p text:style-name="P26"/>
      <text:p text:style-name="P26"><text:soft-page-break/></text:p>
      <text:p text:style-name="P26">#---------------------------------- </text:p>
      <text:p text:style-name="P26"># search </text:p>
      <text:p text:style-name="P26"/>
      <text:p text:style-name="P26"># Enables indexing of weblog entries and comments and enables search servlet </text:p>
      <text:p text:style-name="P26">search.enabled=true </text:p>
      <text:p text:style-name="P26"/>
      <text:p text:style-name="P26"># Whether or not to include comments in the search index. <text:s/>If this </text:p>
      <text:p text:style-name="P26"># is false, comments are not included in the index. </text:p>
      <text:p text:style-name="P26">search.index.comments=true </text:p>
      <text:p text:style-name="P26"/>
      <text:p text:style-name="P26">#---------------------------------- </text:p>
      <text:p text:style-name="P26"># comments and trackbacks </text:p>
      <text:p text:style-name="P26"/>
      <text:p text:style-name="P26">comment.notification.hideCommenterAddresses=false </text:p>
      <text:p text:style-name="P26"/>
      <text:p text:style-name="P26"># comment throttleing </text:p>
      <text:p text:style-name="P26">comment.throttle.enabled=false </text:p>
      <text:p text:style-name="P26">comment.throttle.threshold=25 </text:p>
      <text:p text:style-name="P26">comment.throttle.interval=60 </text:p>
      <text:p text:style-name="P26">comment.throttle.maxentries=250 </text:p>
      <text:p text:style-name="P26"/>
      <text:p text:style-name="P26"># default port is 389 </text:p>
      <text:p text:style-name="P26">comment.authenticator.ldap.port=389 </text:p>
      <text:p text:style-name="P26">comment.authenticator.ldap.host= </text:p>
      <text:p text:style-name="P26"># options are "none" "simple" "strong" </text:p>
      <text:p text:style-name="P26">comment.authenticator.ldap.securityLevel= </text:p>
      <text:p text:style-name="P26"/>
      <text:p text:style-name="P26"># Plugable comment authentication </text:p>
      <text:p text:style-name="P26">comment.authenticator.classname=\ </text:p>
      <text:p text:style-name="P26">org.apache.roller.weblogger.ui.rendering.plugins.comments.MathCommentAuthenticator </text:p>
      <text:p text:style-name="P26"># custom comment authenticator, using LDAP to ensure the user is able to comment </text:p>
      <text:p text:style-name="P26">#org.apache.roller.weblogger.ui.rendering.plugins.comments.LdapCommentAuthenticator </text:p>
      <text:p text:style-name="P26"/>
      <text:p text:style-name="P26"># pluggable comment validation </text:p>
      <text:p text:style-name="P26">comment.validator.classnames=\ </text:p>
      <text:p text:style-name="P26">org.apache.roller.weblogger.ui.rendering.plugins.comments.BlacklistCommentValidator,\ </text:p>
      <text:p text:style-name="P26">org.apache.roller.weblogger.ui.rendering.plugins.comments.ExcessLinksCommentValidator,\ </text:p>
      <text:p text:style-name="P26">org.apache.roller.weblogger.ui.rendering.plugins.comments.ExcessSizeCommentValidator </text:p>
      <text:p text:style-name="P26">#org.apache.roller.weblogger.ui.rendering.plugins.comments.AkismetCommentValidator </text:p>
      <text:p text:style-name="P26"/>
      <text:p text:style-name="P26">comment.validator.excessLinks.threshold=3 </text:p>
      <text:p text:style-name="P26">comment.validator.excessSize.threshold=1000 </text:p>
      <text:p text:style-name="P26">#comment.validator.akismet.key=&lt;get one at wordpress.com&gt; </text:p>
      <text:p text:style-name="P26"/>
      <text:p text:style-name="P26"># pluggable comment formatters </text:p>
      <text:p text:style-name="P26">comment.formatter.classnames=\ </text:p>
      <text:p text:style-name="P26">org.apache.roller.weblogger.business.plugins.comment.LinkMarkupPlugin,\ </text:p>
      <text:p text:style-name="P26">org.apache.roller.weblogger.business.plugins.comment.AutoformatPlugin,\ </text:p>
      <text:p text:style-name="P26">org.apache.roller.weblogger.business.plugins.comment.HTMLSubsetPlugin </text:p>
      <text:p text:style-name="P26"/>
      <text:p text:style-name="P26"># enables site full blacklist check on comment posts (default: true) </text:p>
      <text:p text:style-name="P26">site.blacklist.enable.comments=true </text:p>
      <text:p text:style-name="P26"/>
      <text:p text:style-name="P26"># enables site full blacklist check at time of trackback post (default: true) </text:p>
      <text:p text:style-name="P26">site.blacklist.enable.trackbacks=true </text:p>
      <text:p text:style-name="P26"/>
      <text:p text:style-name="P26"># enables partial blacklist check (not including blacklist.txt) for each incoming referrer </text:p>
      <text:p text:style-name="P26">site.blacklist.enable.referrers=true </text:p>
      <text:p text:style-name="P26"/>
      <text:p text:style-name="P26"># Trackback protection. Set this only if you need to limit the URLs to </text:p>
      <text:p text:style-name="P26"># which users may send trackbacks. Regex expressions are allowed, for example: </text:p>
      <text:p text:style-name="P26"># trackback.allowedURLs=http://w3.ibm.com/.*||http://another.example.com/.* </text:p>
      <text:p text:style-name="P26">trackback.allowedURLs= </text:p>
      <text:p text:style-name="P26"/>
      <text:p text:style-name="P26"/>
      <text:p text:style-name="P26">#---------------------------------- </text:p>
      <text:p text:style-name="P26"># Planet Aggregator settings </text:p>
      <text:p text:style-name="P26"/>
      <text:p text:style-name="P26"># Set to true to enable the Planet aggregator. You also need to enable the </text:p>
      <text:p text:style-name="P26"># RefreshRollerPlanetTask task below to get the feed fetcher running. </text:p>
      <text:p text:style-name="P26">planet.aggregator.enabled=false </text:p>
      <text:p text:style-name="P26"/>
      <text:p text:style-name="P26"># Planet backend guice module, customized for use with Weblogger </text:p>
      <text:p text:style-name="P26">planet.aggregator.guice.module=\ </text:p>
      <text:p text:style-name="P26">org.apache.roller.weblogger.planet.business.jpa.RollerPlanetModule </text:p>
      <text:p text:style-name="P26"><text:soft-page-break/></text:p>
      <text:p text:style-name="P26"><text:s/></text:p>
      <text:p text:style-name="P26">#---------------------------------- </text:p>
      <text:p text:style-name="P26"># referrer processing </text:p>
      <text:p text:style-name="P26"/>
      <text:p text:style-name="P26"># Enable built-in referrer processing? </text:p>
      <text:p text:style-name="P26">referrers.processing.enabled=true </text:p>
      <text:p text:style-name="P26"/>
      <text:p text:style-name="P26"># Change to true if you want to process referrers asynchronously. </text:p>
      <text:p text:style-name="P26"># You can choose how many threads to use and sleep time (in seconds) </text:p>
      <text:p text:style-name="P26">referrers.asyncProcessing.enabled=false </text:p>
      <text:p text:style-name="P26">referrers.queue.numWorkers=3 </text:p>
      <text:p text:style-name="P26">referrers.queue.sleepTime=10 </text:p>
      <text:p text:style-name="P26"/>
      <text:p text:style-name="P26"># Robot check in referral processing. <text:s/>If this pattern is set and the User-Agent </text:p>
      <text:p text:style-name="P26"># in the request matches this pattern, all referral processing is skipped; this </text:p>
      <text:p text:style-name="P26"># means that the referral spam check is skipped, the request is allowed to </text:p>
      <text:p text:style-name="P26"># proceed, but the referrer is not recorded and hit count is not incremented. <text:s/></text:p>
      <text:p text:style-name="P26"># Recommended for large sites that get a lot of legitimate crawler bot traffic. </text:p>
      <text:p text:style-name="P26"># The pattern here is a suggestion that has been reported to work well. </text:p>
      <text:p text:style-name="P26">#referrer.robotCheck.userAgentPattern=.*(slurp|bot|java).* </text:p>
      <text:p text:style-name="P26"/>
      <text:p text:style-name="P26"/>
      <text:p text:style-name="P26">#----------------------------------------------------------------------------- </text:p>
      <text:p text:style-name="P26"># Scheduled tasks configuration </text:p>
      <text:p text:style-name="P26">#----------------------------------------------------------------------------- </text:p>
      <text:p text:style-name="P26"/>
      <text:p text:style-name="P26"># Scheduled Background Tasks ... all times are in minutes. </text:p>
      <text:p text:style-name="P26"># </text:p>
      <text:p text:style-name="P26"># Task properties should follow the given format ... </text:p>
      <text:p text:style-name="P26"># <text:s text:c="4"/>tasks.&lt;taskname&gt;.&lt;prop&gt;=&lt;value&gt; </text:p>
      <text:p text:style-name="P26"># </text:p>
      <text:p text:style-name="P26"># The *enabled* tasks are defined by tasks.enabled=&lt;taskname&gt;[,&lt;taskname&gt;] </text:p>
      <text:p text:style-name="P26"/>
      <text:p text:style-name="P26"># Tasks which are enabled. <text:s/>Only tasks listed here will be run. </text:p>
      <text:p text:style-name="P26">tasks.enabled=ScheduledEntriesTask,ResetHitCountsTask,TurnoverReferersTask,PingQueueTask </text:p>
      <text:p text:style-name="P26"/>
      <text:p text:style-name="P26"># client identifier. <text:s/>should be unique for each instance in a cluster. </text:p>
      <text:p text:style-name="P26">tasks.clientId=defaultClientId </text:p>
      <text:p text:style-name="P26"/>
      <text:p text:style-name="P26"># Publish scheduled weblog entries </text:p>
      <text:p text:style-name="P26">tasks.ScheduledEntriesTask.class=org.apache.roller.weblogger.business.runnable.ScheduledEntriesTask </text:p>
      <text:p text:style-name="P26">tasks.ScheduledEntriesTask.startTime=immediate </text:p>
      <text:p text:style-name="P26">tasks.ScheduledEntriesTask.interval=1 </text:p>
      <text:p text:style-name="P26">tasks.ScheduledEntriesTask.leaseTime=30 </text:p>
      <text:p text:style-name="P26"/>
      <text:p text:style-name="P26"># Reset hit counts </text:p>
      <text:p text:style-name="P26">tasks.ResetHitCountsTask.class=org.apache.roller.weblogger.business.runnable.ResetHitCountsTask </text:p>
      <text:p text:style-name="P26">tasks.ResetHitCountsTask.startTime=startOfDay </text:p>
      <text:p text:style-name="P26">tasks.ResetHitCountsTask.interval=1440 </text:p>
      <text:p text:style-name="P26">tasks.ResetHitCountsTask.leaseTime=30 </text:p>
      <text:p text:style-name="P26"/>
      <text:p text:style-name="P26"># Reset referer counts </text:p>
      <text:p text:style-name="P26">tasks.TurnoverReferersTask.class=org.apache.roller.weblogger.business.runnable.TurnoverReferersTask </text:p>
      <text:p text:style-name="P26">tasks.TurnoverReferersTask.startTime=startOfDay </text:p>
      <text:p text:style-name="P26">tasks.TurnoverReferersTask.interval=1440 </text:p>
      <text:p text:style-name="P26">tasks.TurnoverReferersTask.leaseTime=30 </text:p>
      <text:p text:style-name="P26"/>
      <text:p text:style-name="P26"># Ping processor, does sending of pings </text:p>
      <text:p text:style-name="P26">tasks.PingQueueTask.class=org.apache.roller.weblogger.business.pings.PingQueueTask </text:p>
      <text:p text:style-name="P26">tasks.PingQueueTask.startTime=immediate </text:p>
      <text:p text:style-name="P26">tasks.PingQueueTask.interval=5 </text:p>
      <text:p text:style-name="P26">tasks.PingQueueTask.leaseTime=30 </text:p>
      <text:p text:style-name="P26"/>
      <text:p text:style-name="P26"># Sync Roller weblogs with planet </text:p>
      <text:p text:style-name="P26">tasks.SyncWebsitesTask.class=org.apache.roller.weblogger.planet.tasks.SyncWebsitesTask </text:p>
      <text:p text:style-name="P26">tasks.SyncWebsitesTask.startTime=startOfDay </text:p>
      <text:p text:style-name="P26">tasks.SyncWebsitesTask.interval=1440 </text:p>
      <text:p text:style-name="P26">tasks.SyncWebsitesTask.leaseTime=30 </text:p>
      <text:p text:style-name="P26"/>
      <text:p text:style-name="P26"># Refresh entries for planet feeds </text:p>
      <text:p text:style-name="P26">tasks.RefreshRollerPlanetTask.class=org.apache.roller.weblogger.planet.tasks.RefreshRollerPlanetTask </text:p>
      <text:p text:style-name="P26">tasks.RefreshRollerPlanetTask.startTime=startOfHour </text:p>
      <text:p text:style-name="P26">tasks.RefreshRollerPlanetTask.interval=60 </text:p>
      <text:p text:style-name="P26">tasks.RefreshRollerPlanetTask.leaseTime=30 </text:p>
      <text:p text:style-name="P26"/>
      <text:p text:style-name="P26"><text:soft-page-break/></text:p>
      <text:p text:style-name="P26"># Technorati rankings for planet feeds </text:p>
      <text:p text:style-name="P26">tasks.TechnoratiRankingsTask.class=org.apache.roller.weblogger.planet.tasks.TechnoratiRankingsTask </text:p>
      <text:p text:style-name="P26">tasks.TechnoratiRankingsTask.startTime=startOfDay </text:p>
      <text:p text:style-name="P26">tasks.TechnoratiRankingsTask.interval=1440 </text:p>
      <text:p text:style-name="P26">tasks.TechnoratiRankingsTask.leaseTime=30 </text:p>
      <text:p text:style-name="P26"/>
      <text:p text:style-name="P26"/>
      <text:p text:style-name="P26">#----------------------------------------------------------------------------- </text:p>
      <text:p text:style-name="P26"># Cache configuratation </text:p>
      <text:p text:style-name="P26">#----------------------------------------------------------------------------- </text:p>
      <text:p text:style-name="P26"/>
      <text:p text:style-name="P26"># Remember... times are in seconds </text:p>
      <text:p text:style-name="P26"># Default settings suitable for 100 user system </text:p>
      <text:p text:style-name="P26"/>
      <text:p text:style-name="P26"># Cache properties all follow the given format ... </text:p>
      <text:p text:style-name="P26"># <text:s text:c="4"/>cache.&lt;cache_id&gt;.&lt;prop&gt;=&lt;value&gt; </text:p>
      <text:p text:style-name="P26"># we then pass all &lt;prop&gt;=&lt;value&gt; pairs into the cache manager when the cache </text:p>
      <text:p text:style-name="P26"># is being constructed. <text:s/>this makes it easy to add cache properties that can </text:p>
      <text:p text:style-name="P26"># be used by the specified CacheFactory you are using. </text:p>
      <text:p text:style-name="P26"># </text:p>
      <text:p text:style-name="P26"># NOTE: it is expected that property validation happens in the CacheFactory </text:p>
      <text:p text:style-name="P26"/>
      <text:p text:style-name="P26"># The default cache implementation we want to use </text:p>
      <text:p text:style-name="P26">cache.defaultFactory=org.apache.roller.weblogger.util.cache.ExpiringLRUCacheFactoryImpl </text:p>
      <text:p text:style-name="P26">cache.customHandlers= </text:p>
      <text:p text:style-name="P26"/>
      <text:p text:style-name="P26"># set "true" to NOT cache the custom pages for users who are logged in </text:p>
      <text:p text:style-name="P26">cache.excludeOwnerEditPages=false </text:p>
      <text:p text:style-name="P26"/>
      <text:p text:style-name="P26"># This sets how many minutes into the future we look to prepare </text:p>
      <text:p text:style-name="P26"># entries posted into the future which need to be invalidated from the cache. </text:p>
      <text:p text:style-name="P26"># It is very unlikely that this should ever need to be changed </text:p>
      <text:p text:style-name="P26">cache.futureInvalidations.peerTime=3 </text:p>
      <text:p text:style-name="P26"/>
      <text:p text:style-name="P26"># Site-wide cache (all content for site-wide frontpage weblog) </text:p>
      <text:p text:style-name="P26">cache.sitewide.enabled=true </text:p>
      <text:p text:style-name="P26">cache.sitewide.size=50 </text:p>
      <text:p text:style-name="P26">cache.sitewide.timeout=1800 </text:p>
      <text:p text:style-name="P26"/>
      <text:p text:style-name="P26"># Weblog page cache (all the weblog content) </text:p>
      <text:p text:style-name="P26">cache.weblogpage.enabled=true </text:p>
      <text:p text:style-name="P26">cache.weblogpage.size=400 </text:p>
      <text:p text:style-name="P26">cache.weblogpage.timeout=3600 </text:p>
      <text:p text:style-name="P26"/>
      <text:p text:style-name="P26"># Feed cache (xml feeds like rss, atom, etc) </text:p>
      <text:p text:style-name="P26">cache.weblogfeed.enabled=true </text:p>
      <text:p text:style-name="P26">cache.weblogfeed.size=200 </text:p>
      <text:p text:style-name="P26">cache.weblogfeed.timeout=3600 </text:p>
      <text:p text:style-name="P26"/>
      <text:p text:style-name="P26"># Planet cache (planet page and rss feed) </text:p>
      <text:p text:style-name="P26">cache.planet.enabled=true </text:p>
      <text:p text:style-name="P26">cache.planet.size=10 </text:p>
      <text:p text:style-name="P26">cache.planet.timeout=1800 </text:p>
      <text:p text:style-name="P26"/>
      <text:p text:style-name="P26"># Salt cache (XSRF protection) </text:p>
      <text:p text:style-name="P26">cache.salt.enabled=true </text:p>
      <text:p text:style-name="P26">cache.salt.size=5000 </text:p>
      <text:p text:style-name="P26">cache.salt.timeout=3600 </text:p>
      <text:p text:style-name="P26"/>
      <text:p text:style-name="P26"/>
      <text:p text:style-name="P26">#----------------------------------------------------------------------------- </text:p>
      <text:p text:style-name="P26"># Security settings </text:p>
      <text:p text:style-name="P26">#----------------------------------------------------------------------------- </text:p>
      <text:p text:style-name="P26"/>
      <text:p text:style-name="P26"># Enables HTTPS for login page only </text:p>
      <text:p text:style-name="P26">securelogin.enabled=false </text:p>
      <text:p text:style-name="P26"/>
      <text:p text:style-name="P26"># Enable container managed authentication </text:p>
      <text:p text:style-name="P26">authentication.cma.enabled=false </text:p>
      <text:p text:style-name="P26"/>
      <text:p text:style-name="P26"># Enable/disable OpenID (requires Spring Security, will not work with CMA) </text:p>
      <text:p text:style-name="P26"># This can be set to one of three values: </text:p>
      <text:p text:style-name="P26"># - disabled: no OpenID support, no evidence of OpenID in the Web UI </text:p>
      <text:p text:style-name="P26"># - hybrid: <text:s text:c="2"/>allow users to use either password and/or OpenID </text:p>
      <text:p text:style-name="P26"># - only: <text:s text:c="4"/>users must use OpenID only, no password allowed </text:p>
      <text:p text:style-name="P26"><text:soft-page-break/>authentication.openid=disabled </text:p>
      <text:p text:style-name="P26"><text:s/></text:p>
      <text:p text:style-name="P26"># Password security settings </text:p>
      <text:p text:style-name="P26">passwds.encryption.enabled=true </text:p>
      <text:p text:style-name="P26">passwds.encryption.algorithm=SHA </text:p>
      <text:p text:style-name="P26"/>
      <text:p text:style-name="P26"># Role name to global permission action mappings </text:p>
      <text:p text:style-name="P26">role.names=editor,admin </text:p>
      <text:p text:style-name="P26">role.action.editor=login,comment,weblog </text:p>
      <text:p text:style-name="P26">role.action.admin=login,comment,weblog,admin </text:p>
      <text:p text:style-name="P26"/>
      <text:p text:style-name="P26"># True to give the first user that is registered admin privileges </text:p>
      <text:p text:style-name="P26">users.firstUserAdmin=true </text:p>
      <text:p text:style-name="P26"/>
      <text:p text:style-name="P26"># Normally, for security purposes Roller keeps usernames private and the user </text:p>
      <text:p text:style-name="P26"># getUserName() method in templates actually returns the user's sceenname. </text:p>
      <text:p text:style-name="P26"># If you want templates to have access to real usernames, set this to false. </text:p>
      <text:p text:style-name="P26">user.privateUserNames=true </text:p>
      <text:p text:style-name="P26"/>
      <text:p text:style-name="P26"># Enable scheme enforcement? </text:p>
      <text:p text:style-name="P26"># Scheme enforcement ensures that specific URLs are viewed only via HTTPS </text:p>
      <text:p text:style-name="P26">schemeenforcement.enabled=false </text:p>
      <text:p text:style-name="P26"/>
      <text:p text:style-name="P26"># URL patterns that require HTTPS </text:p>
      <text:p text:style-name="P26">schemeenforcement.https.urls=/roller_j_security_check,\ </text:p>
      <text:p text:style-name="P26">/roller-ui/login-redirect.jsp,\ </text:p>
      <text:p text:style-name="P26">/roller-ui/login.rol,\ </text:p>
      <text:p text:style-name="P26">/roller-ui/register.rol,/roller-ui/register!save.rol,\ </text:p>
      <text:p text:style-name="P26">/roller-ui/profile.rol,/roller-ui/profile!save.rol,\ </text:p>
      <text:p text:style-name="P26">/roller-ui/admin/userAdmin.rol,\ </text:p>
      <text:p text:style-name="P26">/roller-ui/admin/createUser.rol,/roller-ui/admin/createUser!save.rol,\ </text:p>
      <text:p text:style-name="P26">/roller-ui/authoring/userdata,\ </text:p>
      <text:p text:style-name="P26">/roller-ui/authoring/membersInvite.rol,/roller-ui/authoring/membersInvite!save.rol </text:p>
      <text:p text:style-name="P26"/>
      <text:p text:style-name="P26"># Ignored extensions otherwise we get SSL mixed content issues </text:p>
      <text:p text:style-name="P26">schemeenforcement.https.ignored=css,gif,png,js </text:p>
      <text:p text:style-name="P26"/>
      <text:p text:style-name="P26"># Ignored urls for salt. <text:s/>These are for multipart/form-data submissions as we do not get any parameters </text:p>
      <text:p text:style-name="P26">salt.ignored.urls=mediaFileAdd!save.rol,mediaFileEdit!save.rol </text:p>
      <text:p text:style-name="P26"/>
      <text:p text:style-name="P26">#---------------------------------- </text:p>
      <text:p text:style-name="P26"># Single-Sign-On </text:p>
      <text:p text:style-name="P26"/>
      <text:p text:style-name="P26"># Enables Roller to behave differently when registering new users </text:p>
      <text:p text:style-name="P26"># in an SSO-enabled environment. You must configure security.xml appropriately. </text:p>
      <text:p text:style-name="P26">users.sso.enabled=false </text:p>
      <text:p text:style-name="P26"/>
      <text:p text:style-name="P26"># Set these properties for a custom LDAP schema (optional) </text:p>
      <text:p text:style-name="P26">#users.sso.registry.ldap.attributes.name=cn </text:p>
      <text:p text:style-name="P26">#users.sso.registry.ldap.attributes.email=mail </text:p>
      <text:p text:style-name="P26">#users.sso.registry.ldap.attributes.locale=locale </text:p>
      <text:p text:style-name="P26">#users.sso.registry.ldap.attributes.timezone=timezone </text:p>
      <text:p text:style-name="P26"/>
      <text:p text:style-name="P26"># If you don't want user credentials from LDAP/etc to be stored in Roller </text:p>
      <text:p text:style-name="P26"># (possibly in clear-text) leave this alone, otherwise set to true. </text:p>
      <text:p text:style-name="P26"># i.e. you would like a backup auth mechanism in case LDAP is down. </text:p>
      <text:p text:style-name="P26">users.sso.passwords.save=false </text:p>
      <text:p text:style-name="P26"/>
      <text:p text:style-name="P26"># if you don't want passwords stored in DB, set this to the default value. </text:p>
      <text:p text:style-name="P26">users.sso.passwords.defaultValue=&lt;unknown&gt; </text:p>
      <text:p text:style-name="P26"/>
      <text:p text:style-name="P26">users.sso.autoProvision.enabled=false </text:p>
      <text:p text:style-name="P26">users.sso.autoProvision.className=\ </text:p>
      <text:p text:style-name="P26">org.apache.roller.weblogger.ui.core.security.BasicUserAutoProvision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p text:style-name="P26"># Atlassian Crowd authentication </text:p>
      <text:p text:style-name="P26"/>
      <text:p text:style-name="P26"># required fields - if even one of these fields are not present we will not attempt crowd auth </text:p>
      <text:p text:style-name="P26">crowd.application.name= </text:p>
      <text:p text:style-name="P26">crowd.application.password= </text:p>
      <text:p text:style-name="P26">crowd.port= </text:p>
      <text:p text:style-name="P26">crowd.host= </text:p>
      <text:p text:style-name="P26">crowd.context= </text:p>
      <text:p text:style-name="P26">#end required fields </text:p>
      <text:p text:style-name="P26"/>
      <text:p text:style-name="P26">#this setting allows the use of https, defaults to false; not present we will use plain socket. </text:p>
      <text:p text:style-name="P26">crowd.useSecureConnection= </text:p>
      <text:p text:style-name="P26">crowd.default.timezone= </text:p>
      <text:p text:style-name="P26">crowd.default.locale= </text:p>
      <text:p text:style-name="P26"/>
      <text:p text:style-name="P26"/>
      <text:p text:style-name="P26">#----------------------------------------------------------------------------- </text:p>
      <text:p text:style-name="P26"># Rendering system </text:p>
      <text:p text:style-name="P26">#----------------------------------------------------------------------------- </text:p>
      <text:p text:style-name="P26"/>
      <text:p text:style-name="P26"># Are the old pre-3.0 models and macros enabled? </text:p>
      <text:p text:style-name="P26">rendering.legacyModels.enabled=false </text:p>
      <text:p text:style-name="P26"/>
      <text:p text:style-name="P26"># The set of default Roller renderer factories. </text:p>
      <text:p text:style-name="P26">rendering.rollerRendererFactories=\ </text:p>
      <text:p text:style-name="P26">org.apache.roller.weblogger.ui.rendering.velocity.VelocityRendererFactory </text:p>
      <text:p text:style-name="P26"/>
      <text:p text:style-name="P26"># List of available template languages </text:p>
      <text:p text:style-name="P26">rendering.templateLanguages=velocity </text:p>
      <text:p text:style-name="P26"/>
      <text:p text:style-name="P26"># The set of user defined renderer factories. <text:s/>These are prepended to the list above. </text:p>
      <text:p text:style-name="P26">rendering.userRendererFactories= </text:p>
      <text:p text:style-name="P26"/>
      <text:p text:style-name="P26"># The set of default Roller request mappers </text:p>
      <text:p text:style-name="P26">rendering.rollerRequestMappers=\ </text:p>
      <text:p text:style-name="P26">org.apache.roller.weblogger.ui.rendering.WeblogRequestMapper </text:p>
      <text:p text:style-name="P26"/>
      <text:p text:style-name="P26"># The set of user defined request mappers. <text:s/>These are prepended to the list above. </text:p>
      <text:p text:style-name="P26">rendering.userRequestMappers= </text:p>
      <text:p text:style-name="P26"/>
      <text:p text:style-name="P26"># Url path elements which can NEVER be considered a weblog url </text:p>
      <text:p text:style-name="P26"># each represents a url at the application root, i.e. /&lt;elem&gt;/* </text:p>
      <text:p text:style-name="P26">rendering.weblogMapper.rollerProtectedUrls=\ </text:p>
      <text:p text:style-name="P26">roller-ui,images,theme,themes,CommentAuthenticatorServlet,\ </text:p>
      <text:p text:style-name="P26">index.jsp,favicon.ico,robots.txt,\ </text:p>
      <text:p text:style-name="P26">page,flavor,rss,atom,language,search,comments,rsd,resource,xmlrpc,planetrss </text:p>
      <text:p text:style-name="P26"/>
      <text:p text:style-name="P26"># Set of user defined protected urls. <text:s/>These are added to the set above. </text:p>
      <text:p text:style-name="P26">rendering.weblogMapper.userProtectedUrls= </text:p>
      <text:p text:style-name="P26"/>
      <text:p text:style-name="P26"># Set of models to be made available for weblog page rendering </text:p>
      <text:p text:style-name="P26">rendering.pageModels=\ </text:p>
      <text:p text:style-name="P26">org.apache.roller.weblogger.ui.rendering.model.PageModel,\ </text:p>
      <text:p text:style-name="P26">org.apache.roller.weblogger.ui.rendering.model.ConfigModel,\ </text:p>
      <text:p text:style-name="P26">org.apache.roller.weblogger.ui.rendering.model.UtilitiesModel,\ </text:p>
      <text:p text:style-name="P26">org.apache.roller.weblogger.ui.rendering.model.URLModel,\ </text:p>
      <text:p text:style-name="P26">org.apache.roller.weblogger.ui.rendering.model.MessageModel,\ </text:p>
      <text:p text:style-name="P26">org.apache.roller.weblogger.ui.rendering.model.CalendarModel,\ </text:p>
      <text:p text:style-name="P26">org.apache.roller.weblogger.ui.rendering.model.MenuModel </text:p>
      <text:p text:style-name="P26"/>
      <text:p text:style-name="P26"># Set of models to be made available for weblog feed rendering </text:p>
      <text:p text:style-name="P26">rendering.feedModels=\ </text:p>
      <text:p text:style-name="P26">org.apache.roller.weblogger.ui.rendering.model.FeedModel,\ </text:p>
      <text:p text:style-name="P26">org.apache.roller.weblogger.ui.rendering.model.ConfigModel,\ </text:p>
      <text:p text:style-name="P26">org.apache.roller.weblogger.ui.rendering.model.UtilitiesModel,\ </text:p>
      <text:p text:style-name="P26">org.apache.roller.weblogger.ui.rendering.model.URLModel,\ </text:p>
      <text:p text:style-name="P26">org.apache.roller.weblogger.ui.rendering.model.MessageModel </text:p>
      <text:p text:style-name="P26"/>
      <text:p text:style-name="P26"/>
      <text:p text:style-name="P26"/>
      <text:p text:style-name="P26"/>
      <text:p text:style-name="P26"/>
      <text:p text:style-name="P26"/>
      <text:p text:style-name="P26"/>
      <text:p text:style-name="P26"><text:soft-page-break/></text:p>
      <text:p text:style-name="P26"># Set of models to be made available for weblog search rendering </text:p>
      <text:p text:style-name="P26">rendering.searchModels=\ </text:p>
      <text:p text:style-name="P26">org.apache.roller.weblogger.ui.rendering.model.SearchResultsModel,\ </text:p>
      <text:p text:style-name="P26">org.apache.roller.weblogger.ui.rendering.model.ConfigModel,\ </text:p>
      <text:p text:style-name="P26">org.apache.roller.weblogger.ui.rendering.model.UtilitiesModel,\ </text:p>
      <text:p text:style-name="P26">org.apache.roller.weblogger.ui.rendering.model.URLModel,\ </text:p>
      <text:p text:style-name="P26">org.apache.roller.weblogger.ui.rendering.model.MessageModel,\ </text:p>
      <text:p text:style-name="P26">org.apache.roller.weblogger.ui.rendering.model.CalendarModel,\ </text:p>
      <text:p text:style-name="P26">org.apache.roller.weblogger.ui.rendering.model.MenuModel </text:p>
      <text:p text:style-name="P26"/>
      <text:p text:style-name="P26"># Set of models to be made available for weblog page *preview* rendering </text:p>
      <text:p text:style-name="P26"># NOTE: this *does* have some differences between the pageModels </text:p>
      <text:p text:style-name="P26">rendering.previewModels=\ </text:p>
      <text:p text:style-name="P26">org.apache.roller.weblogger.ui.rendering.model.PreviewPageModel,\ </text:p>
      <text:p text:style-name="P26">org.apache.roller.weblogger.ui.rendering.model.ConfigModel,\ </text:p>
      <text:p text:style-name="P26">org.apache.roller.weblogger.ui.rendering.model.UtilitiesModel,\ </text:p>
      <text:p text:style-name="P26">org.apache.roller.weblogger.ui.rendering.model.PreviewURLModel,\ </text:p>
      <text:p text:style-name="P26">org.apache.roller.weblogger.ui.rendering.model.MessageModel,\ </text:p>
      <text:p text:style-name="P26">org.apache.roller.weblogger.ui.rendering.model.CalendarModel,\ </text:p>
      <text:p text:style-name="P26">org.apache.roller.weblogger.ui.rendering.model.MenuModel </text:p>
      <text:p text:style-name="P26"/>
      <text:p text:style-name="P26"># Set of page models specifically for site-wide rendering </text:p>
      <text:p text:style-name="P26">rendering.siteModels=\ </text:p>
      <text:p text:style-name="P26">org.apache.roller.weblogger.ui.rendering.model.SiteModel,\ </text:p>
      <text:p text:style-name="P26">org.apache.roller.weblogger.ui.rendering.model.PlanetModel </text:p>
      <text:p text:style-name="P26"/>
      <text:p text:style-name="P26"/>
      <text:p text:style-name="P26"># Velocity settings </text:p>
      <text:p text:style-name="P26">velocity.properties=/WEB-INF/velocity.properties </text:p>
      <text:p text:style-name="P26"/>
      <text:p text:style-name="P26"># Old velocity macro libraries </text:p>
      <text:p text:style-name="P26">velocity.oldMacroLibraries=\ </text:p>
      <text:p text:style-name="P26">deprecated/roller.vm,deprecated/bookmark.vm,deprecated/comments.vm,\ </text:p>
      <text:p text:style-name="P26">deprecated/navbar.vm,deprecated/newsfeed.vm,deprecated/referer.vm,\ </text:p>
      <text:p text:style-name="P26">deprecated/atommacros.vm,deprecated/rssmacros.vm,deprecated/user.vm,\ </text:p>
      <text:p text:style-name="P26">deprecated/weblog.vm,deprecated/website.vm </text:p>
      <text:p text:style-name="P26"/>
      <text:p text:style-name="P26"/>
      <text:p text:style-name="P26">#----------------------------------------------------------------------------- </text:p>
      <text:p text:style-name="P26"># Weblog ping system </text:p>
      <text:p text:style-name="P26">#----------------------------------------------------------------------------- </text:p>
      <text:p text:style-name="P26"/>
      <text:p text:style-name="P26"># The number of attempts to try to reach a ping target before refusing to </text:p>
      <text:p text:style-name="P26"># requeue it for further retrials. If absent, this defaults to 3. </text:p>
      <text:p text:style-name="P26">pings.maxPingAttempts=3 </text:p>
      <text:p text:style-name="P26"/>
      <text:p text:style-name="P26"># The interval between ping queue processing runs in minutes. <text:s/>Must be between </text:p>
      <text:p text:style-name="P26"># 0 and 120. If set to 0, ping queue processing is disabled on this server; </text:p>
      <text:p text:style-name="P26"># this is for clustered environments. Make sure it is nonzero on one host in </text:p>
      <text:p text:style-name="P26"># a cluster. <text:s/>Don't use the value 0 here to disable ping functionality, you </text:p>
      <text:p text:style-name="P26"># will instead get an infinitely growing ping queue. <text:s/>See the documentation on </text:p>
      <text:p text:style-name="P26"># the properties below to disable ping functionality if you need to. </text:p>
      <text:p text:style-name="P26"># If absent, this defaults to 5. </text:p>
      <text:p text:style-name="P26">pings.queueProcessingIntervalMins=5 </text:p>
      <text:p text:style-name="P26"/>
      <text:p text:style-name="P26"># The set of initial common ping targets. <text:s/>This is used to initialize the </text:p>
      <text:p text:style-name="P26"># database if there are no common ping targets at startup. <text:s/>Ping targets are </text:p>
      <text:p text:style-name="P26"># specified as a comma-separated list, each target in the form {{name}{url}}. <text:s/></text:p>
      <text:p text:style-name="P26"># To disable initialization of common ping targets, comment this out, or set it </text:p>
      <text:p text:style-name="P26"># to the empty value. <text:s/>Common targets can be edited in the UI; this is just </text:p>
      <text:p text:style-name="P26"># used to set up some typical ones. </text:p>
      <text:p text:style-name="P26">pings.initialCommonTargets=\ </text:p>
      <text:p text:style-name="P26">{{Technorati}{http://rpc.technorati.com/rpc/ping}}\ </text:p>
      <text:p text:style-name="P26">,{{Weblogs.com}{http://rpc.weblogs.com/RPC2}}\ </text:p>
      <text:p text:style-name="P26">,{{blo.gs}{http://ping.blo.gs/}}\ </text:p>
      <text:p text:style-name="P26">,{{java.blogs}{http://javablogs.com/xmlrpc}}\ </text:p>
      <text:p text:style-name="P26">,{{blogrolling.com}{http://rpc.blogrolling.com/pinger/}}\ </text:p>
      <text:p text:style-name="P26">,{{IceRocket}{http://rpc.icerocket.com:10080/}} </text:p>
      <text:p text:style-name="P26"/>
      <text:p text:style-name="P26"># Specify variant options for known buggy ping targets. </text:p>
      <text:p text:style-name="P26">pings.variantOptions={{http://rpc.icerocket.com:10080/}{noname}} </text:p>
      <text:p text:style-name="P26"/>
      <text:p text:style-name="P26"/>
      <text:p text:style-name="P26"/>
      <text:p text:style-name="P26"/>
      <text:p text:style-name="P26"><text:soft-page-break/></text:p>
      <text:p text:style-name="P26"># This controls whether users are allowed to add custom ping targets. <text:s/></text:p>
      <text:p text:style-name="P26"># Set this to false to disallow adding custom targets; if false, the </text:p>
      <text:p text:style-name="P26"># Weblog:Custom Ping Targets menu item will not appear and associated actions </text:p>
      <text:p text:style-name="P26"># will result in access denied messages. <text:s/>Leave this false or commented for </text:p>
      <text:p text:style-name="P26"># normal behavior. </text:p>
      <text:p text:style-name="P26"># CAUTION: Setting this to true will cause the server to remove all users' </text:p>
      <text:p text:style-name="P26"># existing custom targets on startup. </text:p>
      <text:p text:style-name="P26">pings.disallowCustomTargets=false </text:p>
      <text:p text:style-name="P26"/>
      <text:p text:style-name="P26"># This controls whether the Weblog:Pings menu item and its associated actions </text:p>
      <text:p text:style-name="P26"># are enabled. <text:s/>Set this to false to disallow users from configuring autopings </text:p>
      <text:p text:style-name="P26"># and doing manual pings. <text:s/>If absent, this defaults to true. </text:p>
      <text:p text:style-name="P26"># NOTE: There is a separate runtime property (configurable from the </text:p>
      <text:p text:style-name="P26"># Admin:Configuration page, that can be used to suspend ping processing without </text:p>
      <text:p text:style-name="P26"># disabling the UI. </text:p>
      <text:p text:style-name="P26"># CAUTION: Setting this to true will cause the server to remove all users' </text:p>
      <text:p text:style-name="P26"># existing autoping configurations on startup. Leave this false or commented </text:p>
      <text:p text:style-name="P26"># for normal behavior. </text:p>
      <text:p text:style-name="P26">pings.disablePingUsage=false </text:p>
      <text:p text:style-name="P26"/>
      <text:p text:style-name="P26"># Setting both pings.disallowCustomTarget=true and pings.disablePingUsage=true </text:p>
      <text:p text:style-name="P26"># will effectively disable the ping functionality. </text:p>
      <text:p text:style-name="P26"/>
      <text:p text:style-name="P26"># This is used for debugging the ping mechanism in Roller. <text:s/>If this is set </text:p>
      <text:p text:style-name="P26"># to true, pings that would normally be sent will cause log messages to be sent </text:p>
      <text:p text:style-name="P26"># but will NOT actually result in real pings being sent. <text:s/>Leave this false or </text:p>
      <text:p text:style-name="P26"># commented for normal behavior. </text:p>
      <text:p text:style-name="P26">pings.logOnly=false </text:p>
      <text:p text:style-name="P26"/>
      <text:p text:style-name="P26"/>
      <text:p text:style-name="P26">#----------------------------------------------------------------------------- </text:p>
      <text:p text:style-name="P26"># Pluggable backend, page and editor plugins </text:p>
      <text:p text:style-name="P26">#----------------------------------------------------------------------------- </text:p>
      <text:p text:style-name="P26"/>
      <text:p text:style-name="P26"># Backend Provider </text:p>
      <text:p text:style-name="P26">weblogger.provider.class=org.apache.roller.weblogger.business.GuiceWebloggerProvider </text:p>
      <text:p text:style-name="P26"/>
      <text:p text:style-name="P26"># Backend Guice module </text:p>
      <text:p text:style-name="P26">guice.backend.module=org.apache.roller.weblogger.business.jpa.JPAWebloggerModule </text:p>
      <text:p text:style-name="P26"/>
      <text:p text:style-name="P26">#--------------------------------- </text:p>
      <text:p text:style-name="P26"># Weblog entry plugins </text:p>
      <text:p text:style-name="P26"/>
      <text:p text:style-name="P26">plugins.page=\ </text:p>
      <text:p text:style-name="P26">org.apache.roller.weblogger.business.plugins.entry.ConvertLineBreaksPlugin \ </text:p>
      <text:p text:style-name="P26">,org.apache.roller.weblogger.business.plugins.entry.TopicTagPlugin \ </text:p>
      <text:p text:style-name="P26">,org.apache.roller.weblogger.business.plugins.entry.ObfuscateEmailPlugin \ </text:p>
      <text:p text:style-name="P26">,org.apache.roller.weblogger.business.plugins.entry.SmileysPlugin </text:p>
      <text:p text:style-name="P26">#,org.apache.roller.weblogger.business.plugins.entry.WikipediaLinkPlugin \ </text:p>
      <text:p text:style-name="P26">#,org.apache.roller.weblogger.business.plugins.entry.GoogleLinkPlugin \ </text:p>
      <text:p text:style-name="P26">#,org.apache.roller.weblogger.business.plugins.entry.AcronymsPlugin \ </text:p>
      <text:p text:style-name="P26">#,org.apache.roller.weblogger.business.plugins.entry.BookmarkPlugin </text:p>
      <text:p text:style-name="P26"/>
      <text:p text:style-name="P26"># The list of configured WeblogEntryEditors available to users </text:p>
      <text:p text:style-name="P26">plugins.weblogEntryEditors=\ </text:p>
      <text:p text:style-name="P26">org.apache.roller.weblogger.ui.core.plugins.TextEditor,\ </text:p>
      <text:p text:style-name="P26">org.apache.roller.weblogger.ui.core.plugins.XinhaEditor </text:p>
      <text:p text:style-name="P26"/>
      <text:p text:style-name="P26"># The "id" of the default editor to use. NOT the class name </text:p>
      <text:p text:style-name="P26">plugins.defaultEditor=editor-text.jsp </text:p>
      <text:p text:style-name="P26"/>
      <text:p text:style-name="P26"># Default weblog editor </text:p>
      <text:p text:style-name="P26"># The list of available editors is in rollerRuntimeConfigDefs.xml </text:p>
      <text:p text:style-name="P26">newweblog.editor=editor-text.jsp </text:p>
      <text:p text:style-name="P26"/>
      <text:p text:style-name="P26"># Optional site-wide customization settings for the TopicTag plugin. </text:p>
      <text:p text:style-name="P26"># n.b. these default settings match the coded default values that would be </text:p>
      <text:p text:style-name="P26"># applied if these were omitted. </text:p>
      <text:p text:style-name="P26">plugins.topictag.defaultTopicBookmarkName=Default Topic Site </text:p>
      <text:p text:style-name="P26">plugins.topictag.defaultTopicSite=http://www.technorati.com/tag </text:p>
      <text:p text:style-name="P26">plugins.topictag.tagRegexWithBookmark=topic:\\{(.*?)\\}\\[(.*?)\\] </text:p>
      <text:p text:style-name="P26">plugins.topictag.tagRegexWithoutBookmark=topic:\\[(.*?)\\] </text:p>
      <text:p text:style-name="P26">plugins.topictag.linkFormatString=&lt;a rel=\"tag\" href=\"{0}{1}\"&gt;{2}&lt;/a&gt; </text:p>
      <text:p text:style-name="P26"/>
      <text:p text:style-name="P26"># Set to true to allow only default topic tag site (and avoid costly bookmark queries) </text:p>
      <text:p text:style-name="P26"><text:soft-page-break/>plugins.topictag.ignoreBookmarks=true </text:p>
      <text:p text:style-name="P26"><text:s/></text:p>
      <text:p text:style-name="P26">#----------------------------------------------------------------------------- </text:p>
      <text:p text:style-name="P26"># Log4j logging settings </text:p>
      <text:p text:style-name="P26">#----------------------------------------------------------------------------- </text:p>
      <text:p text:style-name="P26"/>
      <text:p text:style-name="P26">log4j.rootLogger=ERROR, roller </text:p>
      <text:p text:style-name="P26"/>
      <text:p text:style-name="P26">log4j.appender.roller=org.apache.log4j.DailyRollingFileAppender </text:p>
      <text:p text:style-name="P26">log4j.appender.roller.File=logs/roller.log </text:p>
      <text:p text:style-name="P26">log4j.appender.roller.layout=org.apache.log4j.PatternLayout </text:p>
      <text:p text:style-name="P26">log4j.appender.roller.layout.ConversionPattern=%-5p %d{yyyy-MM-dd HH:mm:ss,SSS} %C{1}:%M - %m%n </text:p>
      <text:p text:style-name="P26"/>
      <text:p text:style-name="P26"># Roller code. Options are: DEBUG, INFO, WARN, ERROR, FATAL </text:p>
      <text:p text:style-name="P26">log4j.logger.org.apache.roller=INFO </text:p>
      <text:p text:style-name="P26">log4j.logger.net.java.roller=ERROR </text:p>
      <text:p text:style-name="P26"/>
      <text:p text:style-name="P26"># Roller dependent libraries </text:p>
      <text:p text:style-name="P26">log4j.logger.org.apache.struts2=ERROR </text:p>
      <text:p text:style-name="P26">log4j.logger.org.apache.tiles=ERROR </text:p>
      <text:p text:style-name="P26">log4j.logger.com.opensymphony.xwork2=ERROR </text:p>
      <text:p text:style-name="P26">log4j.logger.org.springframework=ERROR </text:p>
      <text:p text:style-name="P26">log4j.logger.org.springframework.security=ERROR </text:p>
      <text:p text:style-name="P26">log4j.logger.org.hibernate=ERROR </text:p>
      <text:p text:style-name="P26"/>
      <text:p text:style-name="P26"># the struts2 file upload stuff has some overly verbose messaging </text:p>
      <text:p text:style-name="P26">log4j.logger.org.apache.struts2.interceptor.FileUploadInterceptor=ERROR </text:p>
      <text:p text:style-name="P26"/>
      <text:p text:style-name="P26"># Velocity talks *way* too much, so set it to log only FATAL problems </text:p>
      <text:p text:style-name="P26">log4j.logger.org.apache.velocity=FATAL </text:p>
      <text:p text:style-name="P26"/>
      <text:p text:style-name="P26"># Roller extras </text:p>
      <text:p text:style-name="P26">log4j.logger.com.ecyrd.jspwiki=ERROR </text:p>
      <text:p text:style-name="P26">log4j.logger.com.opensymphony.oscache=ERROR </text:p>
      <text:p text:style-name="P26">log4j.logger.com.danga.MemCached=ERROR </text:p>
      <text:p text:style-name="P26"/>
      <text:p text:style-name="P26"># Ask OpenJPA to log to Log4J via Apache Commons Logging </text:p>
      <text:p text:style-name="P26">openjpa.Log=commons </text:p>
      <text:p text:style-name="P26"># OpenJPA logger categories </text:p>
      <text:p text:style-name="P26"># see http://openjpa.apache.org/builds/2.2.2/apache-openjpa/docs/manual.html#ref_guide_logging </text:p>
      <text:p text:style-name="P26">log4j.logger.openjpa.Tool=ERROR </text:p>
      <text:p text:style-name="P26">log4j.logger.openjpa.Runtime=ERROR </text:p>
      <text:p text:style-name="P26">log4j.logger.openjpa.Remote=ERROR </text:p>
      <text:p text:style-name="P26">log4j.logger.openjpa.DataCache=ERROR </text:p>
      <text:p text:style-name="P26">log4j.logger.openjpa.MetaData=ERROR </text:p>
      <text:p text:style-name="P26">log4j.logger.openjpa.Enhance=ERROR </text:p>
      <text:p text:style-name="P26">log4j.logger.openjpa.Query=ERROR </text:p>
      <text:p text:style-name="P26">log4j.logger.openjpa.SQL=ERROR </text:p>
      <text:p text:style-name="P26">log4j.logger.openjpa.SQLDiag=ERROR </text:p>
      <text:p text:style-name="P26">log4j.logger.openjpa.jdbc.JDBC=ERROR </text:p>
      <text:p text:style-name="P26">log4j.logger.openjpa.jdbc.Schema=ERROR </text:p>
      <text:p text:style-name="P26"/>
      <text:p text:style-name="P26"/>
      <text:p text:style-name="P26">#----------------------------------------------------------------------------- </text:p>
      <text:p text:style-name="P26"># Other settings </text:p>
      <text:p text:style-name="P26">#----------------------------------------------------------------------------- </text:p>
      <text:p text:style-name="P26"/>
      <text:p text:style-name="P26"># Values of the properties in this list get system property expansion </text:p>
      <text:p text:style-name="P26"># applied to them when loaded. </text:p>
      <text:p text:style-name="P26">config.expandedProperties=uploads.dir,search.index.dir,mediafiles.storage.dir </text:p>
      <text:p text:style-name="P26"/>
      <text:p text:style-name="P26"># True to enable history in Atom feeds with next/prev links </text:p>
      <text:p text:style-name="P26">site.newsfeeds.history.enabled=false </text:p>
      <text:p text:style-name="P26"/>
      <text:p text:style-name="P26"># Some folks consider remember-me type functionality to be a security </text:p>
      <text:p text:style-name="P26">rememberme.enabled=true </text:p>
      <text:p text:style-name="P26"/>
      <text:p text:style-name="P26"># You might want to disable GZIP if your app server already supports it </text:p>
      <text:p text:style-name="P26">compression.gzipResponse.enabled=true </text:p>
      <text:p text:style-name="P26"/>
      <text:p text:style-name="P26"># specifies the max number of tags allowed in URL ( /feed?tags=foo+bar+baz ) </text:p>
      <text:p text:style-name="P26">tags.queries.maxIntersectionSize=3 </text:p>
      <text:p text:style-name="P26"/>
      <text:p text:style-name="P26"># Characters to be allowed in user names (change at your own risk) </text:p>
      <text:p text:style-name="P26">username.allowedChars=A-Za-z0-9 </text:p>
      <text:p text:style-name="P26"/>
      <text:p text:style-name="P26"><text:soft-page-break/></text:p>
      <text:p text:style-name="P26"># weblog entry editor </text:p>
      <text:p text:style-name="P26">weblogentry.editor.showFullPermalink=true </text:p>
      <text:p text:style-name="P26"/>
      <text:p text:style-name="P26"># editor theme to be used (corresponds to directory name under /theme) </text:p>
      <text:p text:style-name="P26">editor.theme=tan </text:p>
      <text:p text:style-name="P26"/>
      <text:p text:style-name="P26"># list of links to include in root bookmark folder of each new blog </text:p>
      <text:p text:style-name="P26"># format is like so: linktitle2|linkurl2,linktitle2|linkurl2,linktitle3|linkurl3 </text:p>
      <text:p text:style-name="P26">newuser.blogroll=\ </text:p>
      <text:p text:style-name="P26">Apache Software Foundation|http://apache.org,\ </text:p>
      <text:p text:style-name="P26">Apache Roller Project|http://roller.apache.org </text:p>
      <text:p text:style-name="P26"/>
      <text:p text:style-name="P26"># comma-separated list of top-level categories to be created in each new weblog </text:p>
      <text:p text:style-name="P26">newuser.categories=General, Finance, Technology</text:p>
      <text:p text:style-name="P26"/>
      <text:p text:style-name="P26"># these properties are needed to run Roller on JBoss with Hibernate JPA </text:p>
      <text:p text:style-name="P26">hibernate.transaction.factory_class=org.hibernate.transaction.JTATransactionFactory </text:p>
      <text:p text:style-name="P26">hibernate.transaction.manager_lookup_class=org.hibernate.transaction.JBossTransactionManagerLookup </text:p>
      <text:p text:style-name="P26"/>
      <text:p text:style-name="P26"/>
      <text:p text:style-name="P26">#----------------------------------------------------------------------------- </text:p>
      <text:p text:style-name="P26"># Experimental, deprecated and "undocumented" settings </text:p>
      <text:p text:style-name="P26">#----------------------------------------------------------------------------- </text:p>
      <text:p text:style-name="P26"/>
      <text:p text:style-name="P26"># Enable an Export page that allows users to export entries and media files </text:p>
      <text:p text:style-name="P26"># for a format that is compatible with Movable Type and Wordpress. </text:p>
      <text:p text:style-name="P26">weblog.export.enabled=false </text:p>
      <text:p text:style-name="P26"/>
      <text:p text:style-name="P26"># Atom-like Admin Publishing Protocol (AAPP) - this is an experimental admin </text:p>
      <text:p text:style-name="P26"># protocol based on ideas from the Atom protocol. </text:p>
      <text:p text:style-name="P26"># Intended only for interoperability testing. DO NOT ENABLE IN PRODUCTION! </text:p>
      <text:p text:style-name="P26">webservices.adminprotocol.enabled=false </text:p>
      <text:p text:style-name="P26"/>
      <text:p text:style-name="P26"># Allow users to edit the original path setting of media files </text:p>
      <text:p text:style-name="P26">mediafile.originalPathEdit.enabled=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46</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3-12-10T08:55:41</dc:date>
    <meta:keyword>OpenDS Directory Server Administration Framework</meta:keyword>
    <dc:language>en-US</dc:language>
    <meta:editing-cycles>225</meta:editing-cycles>
    <meta:editing-duration>P4DT6H35M18S</meta:editing-duration>
    <dc:creator>Glen Mazza</dc:creator>
    <meta:document-statistic meta:table-count="1" meta:image-count="32" meta:object-count="0" meta:page-count="47" meta:paragraph-count="1044" meta:word-count="9430" meta:character-count="75932" meta:non-whitespace-character-count="65803"/>
    <meta:user-defined meta:name="Info 1"/>
    <meta:user-defined meta:name="Info 2"/>
    <meta:user-defined meta:name="Info 3"/>
    <meta:user-defined meta:name="Info 4"/>
  </office:meta>
</office:document-meta>
</file>